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style:font-face style:name="arial" svg:font-family="arial" style:font-family-generic="swiss"/>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1211788" style:font-size-asian="22pt" style:font-weight-asian="bold" style:font-size-complex="22pt" style:font-weight-complex="bold"/>
    </style:style>
    <style:style style:name="P2"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5"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6" style:family="paragraph" style:parent-style-name="Standard">
      <style:paragraph-properties fo:margin-top="0in" fo:margin-bottom="0in" style:contextual-spacing="false" fo:line-height="200%"/>
      <style:text-properties style:font-name="Arial" fo:font-size="11pt" fo:font-weight="normal" officeooo:rsid="00b308c5" officeooo:paragraph-rsid="000ce629" style:font-size-asian="11pt" style:font-weight-asian="normal" style:font-size-complex="11pt" style:font-weight-complex="normal"/>
    </style:style>
    <style:style style:name="P7" style:family="paragraph" style:parent-style-name="Standard">
      <style:paragraph-properties fo:margin-top="0in" fo:margin-bottom="0in" style:contextual-spacing="false" fo:line-height="200%"/>
      <style:text-properties fo:color="#ea7500" loext:opacity="100%" style:font-name="Arial" fo:font-size="11pt" style:text-underline-style="none" fo:font-weight="bold" officeooo:rsid="01fcbea2" officeooo:paragraph-rsid="01fcbea2" style:font-size-asian="11pt" style:font-weight-asian="bold" style:font-size-complex="11pt" style:font-weight-complex="bold"/>
    </style:style>
    <style:style style:name="P8"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23127f5" style:font-size-asian="11pt" style:font-weight-asian="bold" style:font-size-complex="11pt" style:font-weight-complex="bold"/>
    </style:style>
    <style:style style:name="P9" style:family="paragraph" style:parent-style-name="Standard" style:list-style-name="L1">
      <style:paragraph-properties fo:margin-top="0in" fo:margin-bottom="0in" style:contextual-spacing="false" fo:line-height="200%"/>
      <style:text-properties style:font-name="Arial" fo:font-size="11pt" style:text-underline-style="none" fo:font-weight="bold" officeooo:rsid="01fcbea2" officeooo:paragraph-rsid="023127f5" style:font-size-asian="11pt" style:font-weight-asian="bold" style:font-size-complex="11pt" style:font-weight-complex="bold"/>
    </style:style>
    <style:style style:name="P10"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235a76b" style:font-size-asian="11pt" style:font-weight-asian="bold" style:font-size-complex="11pt" style:font-weight-complex="bold"/>
    </style:style>
    <style:style style:name="P11"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23017ea" style:font-size-asian="11pt" style:font-weight-asian="bold" style:font-size-complex="11pt" style:font-weight-complex="bold"/>
    </style:style>
    <style:style style:name="P12" style:family="paragraph" style:parent-style-name="Standard" style:list-style-name="L1">
      <style:paragraph-properties fo:margin-top="0in" fo:margin-bottom="0in" style:contextual-spacing="false" fo:line-height="200%"/>
      <style:text-properties style:font-name="Arial" fo:font-size="11pt" style:text-underline-style="none" fo:font-weight="bold" officeooo:rsid="01fcbea2" officeooo:paragraph-rsid="023017ea" style:font-size-asian="11pt" style:font-weight-asian="bold" style:font-size-complex="11pt" style:font-weight-complex="bold"/>
    </style:style>
    <style:style style:name="P13" style:family="paragraph" style:parent-style-name="Standard">
      <style:paragraph-properties fo:margin-top="0in" fo:margin-bottom="0in" style:contextual-spacing="false" fo:line-height="200%"/>
      <style:text-properties style:font-name="Arial" fo:font-size="11pt" style:text-underline-style="none" fo:font-weight="normal" officeooo:rsid="023cfb3d" officeooo:paragraph-rsid="02414899" style:font-size-asian="11pt" style:font-weight-asian="normal" style:font-size-complex="11pt" style:font-weight-complex="normal"/>
    </style:style>
    <style:style style:name="P14" style:family="paragraph" style:parent-style-name="Standard">
      <style:paragraph-properties fo:margin-top="0in" fo:margin-bottom="0in" style:contextual-spacing="false" fo:line-height="200%"/>
      <style:text-properties style:font-name="Arial" fo:font-size="11pt" style:text-underline-style="none" fo:font-weight="normal" officeooo:rsid="023cfb3d" officeooo:paragraph-rsid="0240b3a5" style:font-size-asian="11pt" style:font-weight-asian="normal" style:font-size-complex="11pt" style:font-weight-complex="normal"/>
    </style:style>
    <style:style style:name="P15" style:family="paragraph" style:parent-style-name="Standard">
      <style:paragraph-properties fo:margin-top="0in" fo:margin-bottom="0in" style:contextual-spacing="false" fo:line-height="200%"/>
      <style:text-properties fo:color="#ea7500" loext:opacity="100%" style:font-name="Arial" fo:font-size="11pt" style:text-underline-style="none" fo:font-weight="bold" officeooo:rsid="023cfb3d" officeooo:paragraph-rsid="0240b3a5" style:font-size-asian="11pt" style:font-weight-asian="bold" style:font-size-complex="11pt" style:font-weight-complex="bold"/>
    </style:style>
    <style:style style:name="P16"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1fcbea2" style:font-size-asian="11pt" style:font-weight-asian="bold" style:font-size-complex="11pt" style:font-weight-complex="bold"/>
    </style:style>
    <style:style style:name="P17" style:family="paragraph" style:parent-style-name="Standard" style:list-style-name="L2">
      <style:paragraph-properties fo:margin-top="0in" fo:margin-bottom="0in" style:contextual-spacing="false" fo:line-height="200%"/>
      <style:text-properties style:font-name="Arial" fo:font-size="11pt" style:text-underline-style="none" fo:font-weight="bold" officeooo:rsid="01fcbea2" officeooo:paragraph-rsid="024977fd" style:font-size-asian="11pt" style:font-weight-asian="bold" style:font-size-complex="11pt" style:font-weight-complex="bold"/>
    </style:style>
    <style:style style:name="P18" style:family="paragraph" style:parent-style-name="Standard">
      <style:paragraph-properties fo:margin-top="0in" fo:margin-bottom="0in" style:contextual-spacing="false" fo:line-height="200%"/>
      <style:text-properties style:font-name="Arial" fo:font-size="11pt" style:text-underline-style="none" fo:font-weight="normal" officeooo:rsid="01fcbea2" officeooo:paragraph-rsid="0253b4f2" style:font-size-asian="11pt" style:font-weight-asian="normal" style:font-size-complex="11pt" style:font-weight-complex="normal"/>
    </style:style>
    <style:style style:name="P19" style:family="paragraph" style:parent-style-name="Standard">
      <style:paragraph-properties fo:margin-top="0in" fo:margin-bottom="0in" style:contextual-spacing="false" fo:line-height="200%"/>
      <style:text-properties style:font-name="Arial" officeooo:paragraph-rsid="0253b4f2"/>
    </style:style>
    <style:style style:name="P20" style:family="paragraph" style:parent-style-name="Standard">
      <style:paragraph-properties fo:margin-top="0in" fo:margin-bottom="0in" style:contextual-spacing="false" fo:line-height="200%"/>
      <style:text-properties style:font-name="Arial" fo:font-size="11pt" style:text-underline-style="none" fo:font-weight="normal" officeooo:rsid="01fcbea2" officeooo:paragraph-rsid="02aa19c0" style:font-size-asian="11pt" style:font-weight-asian="normal" style:font-size-complex="11pt" style:font-weight-complex="normal"/>
    </style:style>
    <style:style style:name="P21" style:family="paragraph" style:parent-style-name="Standard" style:list-style-name="L3">
      <style:paragraph-properties fo:margin-top="0in" fo:margin-bottom="0in" style:contextual-spacing="false" fo:line-height="200%"/>
      <style:text-properties style:font-name="Arial" officeooo:paragraph-rsid="02aa19c0"/>
    </style:style>
    <style:style style:name="P22" style:family="paragraph" style:parent-style-name="Standard">
      <style:paragraph-properties fo:margin-top="0in" fo:margin-bottom="0in" style:contextual-spacing="false" fo:line-height="200%"/>
      <style:text-properties style:font-name="Arial" fo:font-size="11pt" style:text-underline-style="none" fo:font-weight="normal" officeooo:rsid="025557c9" officeooo:paragraph-rsid="0339af71" style:font-size-asian="11pt" style:font-weight-asian="normal" style:font-size-complex="11pt" style:font-weight-complex="normal"/>
    </style:style>
    <style:style style:name="P23" style:family="paragraph" style:parent-style-name="Standard" style:list-style-name="L4">
      <style:paragraph-properties fo:margin-top="0in" fo:margin-bottom="0in" style:contextual-spacing="false" fo:line-height="200%"/>
      <style:text-properties style:font-name="Arial" officeooo:paragraph-rsid="0339af71"/>
    </style:style>
    <style:style style:name="P24" style:family="paragraph" style:parent-style-name="Standard" style:list-style-name="L5">
      <style:paragraph-properties fo:margin-top="0in" fo:margin-bottom="0in" style:contextual-spacing="false" fo:line-height="200%"/>
      <style:text-properties style:font-name="Arial" fo:font-size="11pt" style:text-underline-style="none" fo:font-weight="normal" officeooo:rsid="01fcbea2" officeooo:paragraph-rsid="025557c9" style:font-size-asian="11pt" style:font-weight-asian="normal" style:font-size-complex="11pt" style:font-weight-complex="normal"/>
    </style:style>
    <style:style style:name="P25" style:family="paragraph" style:parent-style-name="Standard" style:list-style-name="L6">
      <style:paragraph-properties fo:margin-top="0in" fo:margin-bottom="0in" style:contextual-spacing="false" fo:line-height="200%"/>
      <style:text-properties style:font-name="Arial" officeooo:paragraph-rsid="025557c9"/>
    </style:style>
    <style:style style:name="P26" style:family="paragraph" style:parent-style-name="Standard" style:list-style-name="L6">
      <style:paragraph-properties fo:margin-top="0in" fo:margin-bottom="0in" style:contextual-spacing="false" fo:line-height="200%"/>
      <style:text-properties style:font-name="Arial" officeooo:paragraph-rsid="02a7df41"/>
    </style:style>
    <style:style style:name="P27" style:family="paragraph" style:parent-style-name="Standard" style:list-style-name="L7">
      <style:paragraph-properties fo:margin-top="0in" fo:margin-bottom="0in" style:contextual-spacing="false" fo:line-height="200%"/>
      <style:text-properties style:font-name="Arial" officeooo:paragraph-rsid="025557c9"/>
    </style:style>
    <style:style style:name="P28"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25557c9" style:font-size-asian="11pt" style:font-weight-asian="bold" style:font-size-complex="11pt" style:font-weight-complex="bold"/>
    </style:style>
    <style:style style:name="P29" style:family="paragraph" style:parent-style-name="Standard">
      <style:paragraph-properties fo:margin-top="0in" fo:margin-bottom="0in" style:contextual-spacing="false" fo:line-height="200%"/>
      <style:text-properties style:font-name="Arial" fo:font-size="11pt" style:text-underline-style="none" fo:font-weight="bold" officeooo:rsid="01fcbea2" officeooo:paragraph-rsid="02ad5f6b" style:font-size-asian="11pt" style:font-weight-asian="bold" style:font-size-complex="11pt" style:font-weight-complex="bold"/>
    </style:style>
    <style:style style:name="P30" style:family="paragraph" style:parent-style-name="Standard" style:list-style-name="L8">
      <style:paragraph-properties fo:margin-top="0in" fo:margin-bottom="0in" style:contextual-spacing="false" fo:line-height="200%"/>
      <style:text-properties style:font-name="Arial" officeooo:paragraph-rsid="02ad5f6b"/>
    </style:style>
    <style:style style:name="P31" style:family="paragraph" style:parent-style-name="Standard" style:list-style-name="L8">
      <style:paragraph-properties fo:margin-top="0in" fo:margin-bottom="0in" style:contextual-spacing="false" fo:line-height="200%"/>
      <style:text-properties style:font-name="Arial" officeooo:paragraph-rsid="02adb4dd"/>
    </style:style>
    <style:style style:name="P32" style:family="paragraph" style:parent-style-name="Standard" style:list-style-name="L8">
      <style:paragraph-properties fo:margin-top="0in" fo:margin-bottom="0in" style:contextual-spacing="false" fo:line-height="200%"/>
      <style:text-properties style:font-name="Arial" officeooo:paragraph-rsid="02ae3e88"/>
    </style:style>
    <style:style style:name="P33" style:family="paragraph" style:parent-style-name="Standard" style:list-style-name="L8">
      <style:paragraph-properties fo:margin-top="0in" fo:margin-bottom="0in" style:contextual-spacing="false" fo:line-height="200%"/>
      <style:text-properties style:font-name="Arial" fo:font-weight="bold" officeooo:paragraph-rsid="02b7d6bf" style:font-weight-asian="bold" style:font-weight-complex="bold"/>
    </style:style>
    <style:style style:name="P34" style:family="paragraph" style:parent-style-name="Standard" style:list-style-name="L8">
      <style:paragraph-properties fo:margin-top="0in" fo:margin-bottom="0in" style:contextual-spacing="false" fo:line-height="200%"/>
      <style:text-properties style:font-name="Arial" fo:font-weight="bold" officeooo:paragraph-rsid="02b9991c" style:font-weight-asian="bold" style:font-weight-complex="bold"/>
    </style:style>
    <style:style style:name="P35" style:family="paragraph" style:parent-style-name="Standard">
      <style:paragraph-properties fo:margin-top="0in" fo:margin-bottom="0in" style:contextual-spacing="false" fo:line-height="200%"/>
      <style:text-properties fo:color="#ea7500" loext:opacity="100%" style:font-name="Arial" fo:font-size="11pt" style:text-underline-style="none" fo:font-weight="bold" officeooo:rsid="023cfb3d" officeooo:paragraph-rsid="02c2810b" style:font-size-asian="11pt" style:font-weight-asian="bold" style:font-size-complex="11pt" style:font-weight-complex="bold"/>
    </style:style>
    <style:style style:name="P36" style:family="paragraph" style:parent-style-name="Standard">
      <style:paragraph-properties fo:margin-top="0in" fo:margin-bottom="0in" style:contextual-spacing="false" fo:line-height="200%"/>
      <style:text-properties style:font-name="Arial" officeooo:paragraph-rsid="02c4399d"/>
    </style:style>
    <style:style style:name="P37" style:family="paragraph" style:parent-style-name="Standard" style:list-style-name="L9">
      <style:paragraph-properties fo:margin-top="0in" fo:margin-bottom="0in" style:contextual-spacing="false" fo:line-height="200%"/>
      <style:text-properties style:font-name="Arial" officeooo:paragraph-rsid="02c4399d"/>
    </style:style>
    <style:style style:name="P38" style:family="paragraph" style:parent-style-name="Standard">
      <style:paragraph-properties fo:margin-top="0in" fo:margin-bottom="0in" style:contextual-spacing="false" fo:line-height="200%"/>
      <style:text-properties style:font-name="Arial" officeooo:paragraph-rsid="02c55f98"/>
    </style:style>
    <style:style style:name="P39" style:family="paragraph" style:parent-style-name="Standard" style:list-style-name="L10">
      <style:paragraph-properties fo:margin-top="0in" fo:margin-bottom="0in" style:contextual-spacing="false" fo:line-height="200%"/>
      <style:text-properties style:font-name="Arial" officeooo:paragraph-rsid="02c9b918"/>
    </style:style>
    <style:style style:name="P40" style:family="paragraph" style:parent-style-name="Standard" style:list-style-name="L10">
      <style:paragraph-properties fo:margin-top="0in" fo:margin-bottom="0in" style:contextual-spacing="false" fo:line-height="200%"/>
      <style:text-properties style:font-name="Arial" officeooo:paragraph-rsid="02ca553d"/>
    </style:style>
    <style:style style:name="P41" style:family="paragraph" style:parent-style-name="Standard" style:list-style-name="L11">
      <style:paragraph-properties fo:margin-top="0in" fo:margin-bottom="0in" style:contextual-spacing="false" fo:line-height="200%"/>
      <style:text-properties style:font-name="Arial" officeooo:paragraph-rsid="02c2810b"/>
    </style:style>
    <style:style style:name="P42" style:family="paragraph" style:parent-style-name="Standard">
      <style:paragraph-properties fo:margin-top="0in" fo:margin-bottom="0in" style:contextual-spacing="false" fo:line-height="200%"/>
      <style:text-properties style:font-name="Arial" fo:font-size="11pt" style:text-underline-style="none" fo:font-weight="normal" officeooo:rsid="01fcbea2" officeooo:paragraph-rsid="01fcbea2" style:font-size-asian="11pt" style:font-weight-asian="normal" style:font-size-complex="11pt" style:font-weight-complex="normal"/>
    </style:style>
    <style:style style:name="P43" style:family="paragraph" style:parent-style-name="Standard">
      <style:paragraph-properties fo:margin-top="0in" fo:margin-bottom="0in" style:contextual-spacing="false" fo:line-height="200%"/>
      <style:text-properties style:font-name="Arial" fo:font-size="11pt" style:text-underline-style="none" fo:font-weight="normal" officeooo:rsid="01fcbea2" officeooo:paragraph-rsid="02cc9acf" style:font-size-asian="11pt" style:font-weight-asian="normal" style:font-size-complex="11pt" style:font-weight-complex="normal"/>
    </style:style>
    <style:style style:name="P44" style:family="paragraph" style:parent-style-name="Standard" style:list-style-name="L12">
      <style:paragraph-properties fo:margin-top="0in" fo:margin-bottom="0in" style:contextual-spacing="false" fo:line-height="200%"/>
      <style:text-properties style:font-name="Arial" officeooo:paragraph-rsid="02cc9acf"/>
    </style:style>
    <style:style style:name="P45" style:family="paragraph" style:parent-style-name="Standard">
      <style:paragraph-properties fo:margin-top="0in" fo:margin-bottom="0in" style:contextual-spacing="false" fo:line-height="200%"/>
      <style:text-properties style:font-name="Arial" officeooo:paragraph-rsid="02cc9acf"/>
    </style:style>
    <style:style style:name="P46" style:family="paragraph" style:parent-style-name="Standard">
      <style:paragraph-properties fo:margin-top="0in" fo:margin-bottom="0in" style:contextual-spacing="false" fo:line-height="200%"/>
      <style:text-properties style:font-name="Arial" officeooo:paragraph-rsid="02d1f5e2"/>
    </style:style>
    <style:style style:name="P47" style:family="paragraph" style:parent-style-name="Standard" style:list-style-name="L13">
      <style:paragraph-properties fo:margin-top="0in" fo:margin-bottom="0in" style:contextual-spacing="false" fo:line-height="200%"/>
      <style:text-properties style:font-name="Arial" officeooo:paragraph-rsid="02cc9acf"/>
    </style:style>
    <style:style style:name="P48" style:family="paragraph" style:parent-style-name="Standard">
      <style:paragraph-properties fo:margin-top="0in" fo:margin-bottom="0in" style:contextual-spacing="false" fo:line-height="200%"/>
      <style:text-properties style:font-name="Arial" officeooo:paragraph-rsid="02e5233c"/>
    </style:style>
    <style:style style:name="P49" style:family="paragraph" style:parent-style-name="Standard" style:list-style-name="L14">
      <style:paragraph-properties fo:margin-top="0in" fo:margin-bottom="0in" style:contextual-spacing="false" fo:line-height="200%"/>
      <style:text-properties style:font-name="Arial" officeooo:paragraph-rsid="030c77a4"/>
    </style:style>
    <style:style style:name="P50" style:family="paragraph" style:parent-style-name="Standard" style:list-style-name="L14">
      <style:paragraph-properties fo:margin-top="0in" fo:margin-bottom="0in" style:contextual-spacing="false" fo:line-height="200%"/>
      <style:text-properties style:font-name="Arial" officeooo:paragraph-rsid="030fb71d"/>
    </style:style>
    <style:style style:name="P51" style:family="paragraph" style:parent-style-name="Standard" style:list-style-name="L14">
      <style:paragraph-properties fo:margin-top="0in" fo:margin-bottom="0in" style:contextual-spacing="false" fo:line-height="200%"/>
      <style:text-properties style:font-name="Arial" officeooo:paragraph-rsid="030fca0f"/>
    </style:style>
    <style:style style:name="P52" style:family="paragraph" style:parent-style-name="Standard" style:list-style-name="L14">
      <style:paragraph-properties fo:margin-top="0in" fo:margin-bottom="0in" style:contextual-spacing="false" fo:line-height="200%"/>
      <style:text-properties style:font-name="Arial" officeooo:paragraph-rsid="0310d331"/>
    </style:style>
    <style:style style:name="P53" style:family="paragraph" style:parent-style-name="Standard">
      <style:paragraph-properties fo:margin-top="0in" fo:margin-bottom="0in" style:contextual-spacing="false" fo:line-height="200%"/>
      <style:text-properties style:font-name="Arial" officeooo:paragraph-rsid="02d82c93"/>
    </style:style>
    <style:style style:name="P54" style:family="paragraph" style:parent-style-name="Standard" style:list-style-name="L15">
      <style:paragraph-properties fo:margin-top="0in" fo:margin-bottom="0in" style:contextual-spacing="false" fo:line-height="200%"/>
      <style:text-properties style:font-name="Arial" officeooo:paragraph-rsid="02d82c93"/>
    </style:style>
    <style:style style:name="P55" style:family="paragraph" style:parent-style-name="Standard">
      <style:paragraph-properties fo:margin-top="0in" fo:margin-bottom="0in" style:contextual-spacing="false" fo:line-height="200%"/>
      <style:text-properties style:font-name="Arial" officeooo:paragraph-rsid="034a2355"/>
    </style:style>
    <style:style style:name="P56" style:family="paragraph" style:parent-style-name="Standard" style:list-style-name="L16">
      <style:paragraph-properties fo:margin-top="0in" fo:margin-bottom="0in" style:contextual-spacing="false" fo:line-height="200%"/>
      <style:text-properties style:font-name="Arial" officeooo:paragraph-rsid="02d82c93"/>
    </style:style>
    <style:style style:name="P57" style:family="paragraph" style:parent-style-name="Standard">
      <style:paragraph-properties fo:margin-top="0in" fo:margin-bottom="0in" style:contextual-spacing="false" fo:line-height="200%"/>
      <style:text-properties style:font-name="Arial" officeooo:paragraph-rsid="034ebb21"/>
    </style:style>
    <style:style style:name="P58" style:family="paragraph" style:parent-style-name="Standard">
      <style:paragraph-properties fo:margin-top="0in" fo:margin-bottom="0in" style:contextual-spacing="false" fo:line-height="200%"/>
      <style:text-properties style:font-name="Arial" officeooo:paragraph-rsid="02d8df45"/>
    </style:style>
    <style:style style:name="P59" style:family="paragraph" style:parent-style-name="Standard">
      <style:paragraph-properties fo:margin-top="0in" fo:margin-bottom="0in" style:contextual-spacing="false" fo:line-height="200%"/>
      <style:text-properties style:font-name="Arial" fo:font-size="11pt" style:text-underline-style="none" fo:font-weight="normal" officeooo:rsid="031ad81f" officeooo:paragraph-rsid="031ad81f" style:font-size-asian="11pt" style:font-weight-asian="normal" style:font-size-complex="11pt" style:font-weight-complex="normal"/>
    </style:style>
    <style:style style:name="P60" style:family="paragraph" style:parent-style-name="Standard" style:list-style-name="L17">
      <style:paragraph-properties fo:margin-top="0in" fo:margin-bottom="0in" style:contextual-spacing="false" fo:line-height="200%"/>
      <style:text-properties style:font-name="Arial" officeooo:paragraph-rsid="031ad81f"/>
    </style:style>
    <style:style style:name="P61" style:family="paragraph" style:parent-style-name="Standard" style:list-style-name="L17">
      <style:paragraph-properties fo:margin-top="0in" fo:margin-bottom="0in" style:contextual-spacing="false" fo:line-height="200%"/>
      <style:text-properties style:font-name="Arial" officeooo:paragraph-rsid="031d30ed"/>
    </style:style>
    <style:style style:name="P62" style:family="paragraph" style:parent-style-name="Standard">
      <style:paragraph-properties fo:margin-top="0in" fo:margin-bottom="0in" style:contextual-spacing="false" fo:line-height="200%"/>
      <style:text-properties fo:color="#ea7500" loext:opacity="100%" style:font-name="Arial" fo:font-size="14pt" style:text-underline-style="none" fo:font-weight="bold" officeooo:rsid="022c2db4" officeooo:paragraph-rsid="022c2db4" style:font-size-asian="14pt" style:font-weight-asian="bold" style:font-size-complex="14pt" style:font-weight-complex="bold"/>
    </style:style>
    <style:style style:name="P63" style:family="paragraph" style:parent-style-name="Standard">
      <style:paragraph-properties fo:margin-top="0in" fo:margin-bottom="0in" style:contextual-spacing="false" fo:line-height="200%"/>
      <style:text-properties officeooo:paragraph-rsid="024ceaba"/>
    </style:style>
    <style:style style:name="P64" style:family="paragraph" style:parent-style-name="Standard">
      <style:paragraph-properties fo:margin-top="0in" fo:margin-bottom="0in" style:contextual-spacing="false" fo:line-height="200%"/>
      <style:text-properties style:font-name="arial" fo:font-size="11pt" style:text-underline-style="none" fo:font-weight="normal" officeooo:rsid="023e08dc" officeooo:paragraph-rsid="023e08dc" style:font-size-asian="11pt" style:font-weight-asian="normal" style:font-size-complex="11pt" style:font-weight-complex="normal"/>
    </style:style>
    <style:style style:name="P65" style:family="paragraph" style:parent-style-name="Standard">
      <style:paragraph-properties fo:margin-top="0in" fo:margin-bottom="0in" style:contextual-spacing="false" fo:line-height="200%"/>
      <style:text-properties style:font-name="arial" fo:font-size="11pt" style:text-underline-style="none" fo:font-weight="normal" officeooo:rsid="026e7e08" officeooo:paragraph-rsid="026e7e08" style:font-size-asian="11pt" style:font-weight-asian="normal" style:font-size-complex="11pt" style:font-weight-complex="normal"/>
    </style:style>
    <style:style style:name="P66" style:family="paragraph" style:parent-style-name="Standard">
      <style:paragraph-properties fo:margin-top="0in" fo:margin-bottom="0in" style:contextual-spacing="false" fo:line-height="200%"/>
      <style:text-properties style:font-name="Arial" fo:font-size="11pt" style:text-underline-style="none" fo:font-weight="normal" officeooo:rsid="026e7e08" officeooo:paragraph-rsid="026e7e08" style:font-size-asian="11pt" style:font-weight-asian="normal" style:font-size-complex="11pt" style:font-weight-complex="normal"/>
    </style:style>
    <style:style style:name="P67" style:family="paragraph" style:parent-style-name="Standard">
      <style:paragraph-properties fo:margin-top="0in" fo:margin-bottom="0in" style:contextual-spacing="false" fo:line-height="200%"/>
      <style:text-properties style:font-name="arial" fo:font-size="11pt" style:text-underline-style="none" fo:font-weight="normal" officeooo:rsid="032cba27" officeooo:paragraph-rsid="032cba27" style:font-size-asian="11pt" style:font-weight-asian="normal" style:font-size-complex="11pt" style:font-weight-complex="normal"/>
    </style:style>
    <style:style style:name="P68" style:family="paragraph" style:parent-style-name="Standard">
      <style:paragraph-properties fo:margin-top="0in" fo:margin-bottom="0in" style:contextual-spacing="false" fo:line-height="200%"/>
      <style:text-properties style:font-name="arial" fo:font-size="11pt" style:text-underline-style="none" fo:font-weight="normal" officeooo:rsid="0318e421" officeooo:paragraph-rsid="0318e421" style:font-size-asian="11pt" style:font-weight-asian="normal" style:font-size-complex="11pt" style:font-weight-complex="normal"/>
    </style:style>
    <style:style style:name="T1" style:family="text">
      <style:text-properties officeooo:rsid="01211788"/>
    </style:style>
    <style:style style:name="T2" style:family="text">
      <style:text-properties officeooo:rsid="0229da5f"/>
    </style:style>
    <style:style style:name="T3" style:family="text">
      <style:text-properties fo:font-weight="bold" officeooo:rsid="01215fbf" style:font-weight-asian="bold" style:font-weight-complex="bold"/>
    </style:style>
    <style:style style:name="T4" style:family="text">
      <style:text-properties officeooo:rsid="022bce12"/>
    </style:style>
    <style:style style:name="T5" style:family="text">
      <style:text-properties officeooo:rsid="00936956"/>
    </style:style>
    <style:style style:name="T6" style:family="text">
      <style:text-properties officeooo:rsid="01fc5b77"/>
    </style:style>
    <style:style style:name="T7" style:family="text">
      <style:text-properties fo:font-size="14pt" officeooo:rsid="03547f8c" style:font-size-asian="14pt" style:font-size-complex="14pt"/>
    </style:style>
    <style:style style:name="T8" style:family="text">
      <style:text-properties fo:font-size="14pt" style:font-size-asian="14pt" style:font-size-complex="14pt"/>
    </style:style>
    <style:style style:name="T9" style:family="text">
      <style:text-properties fo:font-weight="normal" officeooo:rsid="0339340e" style:font-weight-asian="normal" style:font-weight-complex="normal"/>
    </style:style>
    <style:style style:name="T10" style:family="text">
      <style:text-properties fo:font-weight="normal" officeooo:rsid="023017ea" style:font-weight-asian="normal" style:font-weight-complex="normal"/>
    </style:style>
    <style:style style:name="T11" style:family="text">
      <style:text-properties officeooo:rsid="023017ea"/>
    </style:style>
    <style:style style:name="T12" style:family="text">
      <style:text-properties fo:font-weight="normal" officeooo:rsid="02337d02" style:font-weight-asian="normal" style:font-weight-complex="normal"/>
    </style:style>
    <style:style style:name="T13" style:family="text">
      <style:text-properties fo:font-weight="normal" officeooo:rsid="023127f5" style:font-weight-asian="normal" style:font-weight-complex="normal"/>
    </style:style>
    <style:style style:name="T14" style:family="text">
      <style:text-properties officeooo:rsid="023127f5"/>
    </style:style>
    <style:style style:name="T15" style:family="text">
      <style:text-properties officeooo:rsid="02337d02"/>
    </style:style>
    <style:style style:name="T16" style:family="text">
      <style:text-properties officeooo:rsid="02346983"/>
    </style:style>
    <style:style style:name="T17" style:family="text">
      <style:text-properties fo:font-weight="normal" officeooo:rsid="02346983" style:font-weight-asian="normal" style:font-weight-complex="normal"/>
    </style:style>
    <style:style style:name="T18" style:family="text">
      <style:text-properties fo:font-weight="normal" officeooo:rsid="0235a76b" style:font-weight-asian="normal" style:font-weight-complex="normal"/>
    </style:style>
    <style:style style:name="T19" style:family="text">
      <style:text-properties officeooo:rsid="0236121f"/>
    </style:style>
    <style:style style:name="T20" style:family="text">
      <style:text-properties fo:font-weight="normal" officeooo:rsid="0236121f" style:font-weight-asian="normal" style:font-weight-complex="normal"/>
    </style:style>
    <style:style style:name="T21" style:family="text">
      <style:text-properties officeooo:rsid="0240b3a5"/>
    </style:style>
    <style:style style:name="T22" style:family="text">
      <style:text-properties fo:font-weight="bold" officeooo:rsid="0240b3a5" style:font-weight-asian="bold" style:font-weight-complex="bold"/>
    </style:style>
    <style:style style:name="T23" style:family="text">
      <style:text-properties fo:font-weight="bold" style:font-weight-asian="bold" style:font-weight-complex="bold"/>
    </style:style>
    <style:style style:name="T24" style:family="text">
      <style:text-properties fo:font-size="14pt" officeooo:rsid="035466aa" style:font-size-asian="14pt" style:font-size-complex="14pt"/>
    </style:style>
    <style:style style:name="T25" style:family="text">
      <style:text-properties fo:font-weight="normal" style:font-weight-asian="normal" style:font-weight-complex="normal"/>
    </style:style>
    <style:style style:name="T26" style:family="text">
      <style:text-properties fo:font-size="11pt" style:text-underline-style="none" fo:font-weight="normal" officeooo:rsid="0253b4f2" style:font-size-asian="11pt" style:font-weight-asian="normal" style:font-size-complex="11pt" style:font-weight-complex="normal"/>
    </style:style>
    <style:style style:name="T27" style:family="text">
      <style:text-properties fo:font-size="11pt" style:text-underline-style="none" fo:font-weight="normal" officeooo:rsid="01fcbea2" style:font-size-asian="11pt" style:font-weight-asian="normal" style:font-size-complex="11pt" style:font-weight-complex="normal"/>
    </style:style>
    <style:style style:name="T28" style:family="text">
      <style:text-properties fo:font-size="11pt" style:text-underline-style="none" fo:font-weight="bold" officeooo:rsid="01fcbea2" style:font-size-asian="11pt" style:font-weight-asian="bold" style:font-size-complex="11pt" style:font-weight-complex="bold"/>
    </style:style>
    <style:style style:name="T29" style:family="text">
      <style:text-properties fo:font-size="11pt" style:text-underline-style="none" fo:font-weight="normal" officeooo:rsid="02668a92" style:font-size-asian="11pt" style:font-weight-asian="normal" style:font-size-complex="11pt" style:font-weight-complex="normal"/>
    </style:style>
    <style:style style:name="T30" style:family="text">
      <style:text-properties fo:font-size="11pt" style:text-underline-style="none" fo:font-weight="normal" officeooo:rsid="02571801" style:font-size-asian="11pt" style:font-weight-asian="normal" style:font-size-complex="11pt" style:font-weight-complex="normal"/>
    </style:style>
    <style:style style:name="T31" style:family="text">
      <style:text-properties fo:font-size="11pt" style:text-underline-style="none" fo:font-weight="normal" officeooo:rsid="026766d3" style:font-size-asian="11pt" style:font-weight-asian="normal" style:font-size-complex="11pt" style:font-weight-complex="normal"/>
    </style:style>
    <style:style style:name="T32" style:family="text">
      <style:text-properties fo:font-size="11pt" style:text-underline-style="none" fo:font-weight="bold" officeooo:rsid="026766d3" style:font-size-asian="11pt" style:font-weight-asian="bold" style:font-size-complex="11pt" style:font-weight-complex="bold"/>
    </style:style>
    <style:style style:name="T33" style:family="text">
      <style:text-properties fo:font-size="11pt" style:text-underline-style="none" fo:font-weight="normal" officeooo:rsid="02682bc3" style:font-size-asian="11pt" style:font-weight-asian="normal" style:font-size-complex="11pt" style:font-weight-complex="normal"/>
    </style:style>
    <style:style style:name="T34" style:family="text">
      <style:text-properties fo:font-size="11pt" style:text-underline-style="none" fo:font-weight="normal" officeooo:rsid="02585830" style:font-size-asian="11pt" style:font-weight-asian="normal" style:font-size-complex="11pt" style:font-weight-complex="normal"/>
    </style:style>
    <style:style style:name="T35" style:family="text">
      <style:text-properties fo:font-size="11pt" style:text-underline-style="none" fo:font-weight="normal" officeooo:rsid="0268ea65" style:font-size-asian="11pt" style:font-weight-asian="normal" style:font-size-complex="11pt" style:font-weight-complex="normal"/>
    </style:style>
    <style:style style:name="T36" style:family="text">
      <style:text-properties fo:font-size="11pt" style:text-underline-style="none" fo:font-weight="bold" officeooo:rsid="0268ea65" style:font-size-asian="11pt" style:font-weight-asian="bold" style:font-size-complex="11pt" style:font-weight-complex="bold"/>
    </style:style>
    <style:style style:name="T37" style:family="text">
      <style:text-properties fo:font-size="11pt" style:text-underline-style="none" fo:font-weight="normal" officeooo:rsid="026ac7f2" style:font-size-asian="11pt" style:font-weight-asian="normal" style:font-size-complex="11pt" style:font-weight-complex="normal"/>
    </style:style>
    <style:style style:name="T38" style:family="text">
      <style:text-properties fo:font-size="11pt" style:text-underline-style="none" fo:font-weight="normal" officeooo:rsid="026b8e10" style:font-size-asian="11pt" style:font-weight-asian="normal" style:font-size-complex="11pt" style:font-weight-complex="normal"/>
    </style:style>
    <style:style style:name="T39" style:family="text">
      <style:text-properties fo:font-size="11pt" style:text-underline-style="none" fo:font-weight="normal" officeooo:rsid="026c440b" style:font-size-asian="11pt" style:font-weight-asian="normal" style:font-size-complex="11pt" style:font-weight-complex="normal"/>
    </style:style>
    <style:style style:name="T40" style:family="text">
      <style:text-properties fo:font-size="11pt" style:text-underline-style="none" fo:font-weight="normal" officeooo:rsid="026bf131" style:font-size-asian="11pt" style:font-weight-asian="normal" style:font-size-complex="11pt" style:font-weight-complex="normal"/>
    </style:style>
    <style:style style:name="T41" style:family="text">
      <style:text-properties fo:font-size="11pt" style:text-underline-style="none" fo:font-weight="normal" officeooo:rsid="025bf402" style:font-size-asian="11pt" style:font-weight-asian="normal" style:font-size-complex="11pt" style:font-weight-complex="normal"/>
    </style:style>
    <style:style style:name="T42" style:family="text">
      <style:text-properties fo:font-size="11pt" style:text-underline-style="none" fo:font-weight="bold" officeooo:rsid="026c4944" style:font-size-asian="11pt" style:font-weight-asian="bold" style:font-size-complex="11pt" style:font-weight-complex="bold"/>
    </style:style>
    <style:style style:name="T43" style:family="text">
      <style:text-properties fo:font-size="11pt" style:text-underline-style="none" fo:font-weight="normal" officeooo:rsid="026c4944" style:font-size-asian="11pt" style:font-weight-asian="normal" style:font-size-complex="11pt" style:font-weight-complex="normal"/>
    </style:style>
    <style:style style:name="T44" style:family="text">
      <style:text-properties fo:font-size="11pt" style:text-underline-style="none" fo:font-weight="normal" officeooo:rsid="026e3a11" style:font-size-asian="11pt" style:font-weight-asian="normal" style:font-size-complex="11pt" style:font-weight-complex="normal"/>
    </style:style>
    <style:style style:name="T45" style:family="text">
      <style:text-properties fo:font-size="11pt" style:text-underline-style="none" fo:font-weight="bold" officeooo:rsid="025ea247" style:font-size-asian="11pt" style:font-weight-asian="bold" style:font-size-complex="11pt" style:font-weight-complex="bold"/>
    </style:style>
    <style:style style:name="T46" style:family="text">
      <style:text-properties fo:font-size="11pt" style:text-underline-style="none" officeooo:rsid="01fcbea2" style:font-size-asian="11pt" style:font-size-complex="11pt"/>
    </style:style>
    <style:style style:name="T47" style:family="text">
      <style:text-properties fo:font-size="11pt" style:text-underline-style="none" fo:font-weight="normal" officeooo:rsid="02b5fc7f" style:font-size-asian="11pt" style:font-weight-asian="normal" style:font-size-complex="11pt" style:font-weight-complex="normal"/>
    </style:style>
    <style:style style:name="T48" style:family="text">
      <style:text-properties fo:font-size="11pt" style:text-underline-style="none" fo:font-weight="normal" officeooo:rsid="02fd3ee5" style:font-size-asian="11pt" style:font-weight-asian="normal" style:font-size-complex="11pt" style:font-weight-complex="normal"/>
    </style:style>
    <style:style style:name="T49" style:family="text">
      <style:text-properties fo:font-size="11pt" style:text-underline-style="none" fo:font-weight="normal" officeooo:rsid="02bb3927" style:font-size-asian="11pt" style:font-weight-asian="normal" style:font-size-complex="11pt" style:font-weight-complex="normal"/>
    </style:style>
    <style:style style:name="T50" style:family="text">
      <style:text-properties fo:font-size="14pt" officeooo:rsid="03571fe2" style:font-size-asian="14pt" style:font-size-complex="14pt"/>
    </style:style>
    <style:style style:name="T51" style:family="text">
      <style:text-properties fo:font-size="14pt" officeooo:rsid="02c2810b" style:font-size-asian="14pt" style:font-size-complex="14pt"/>
    </style:style>
    <style:style style:name="T52" style:family="text">
      <style:text-properties fo:font-size="11pt" style:text-underline-style="none" fo:font-weight="normal" officeooo:rsid="02ff1fa0" style:font-size-asian="11pt" style:font-weight-asian="normal" style:font-size-complex="11pt" style:font-weight-complex="normal"/>
    </style:style>
    <style:style style:name="T53" style:family="text">
      <style:text-properties fo:font-size="11pt" style:text-underline-style="none" fo:font-weight="normal" officeooo:rsid="02c55f98" style:font-size-asian="11pt" style:font-weight-asian="normal" style:font-size-complex="11pt" style:font-weight-complex="normal"/>
    </style:style>
    <style:style style:name="T54" style:family="text">
      <style:text-properties fo:font-size="11pt" style:text-underline-style="none" fo:font-weight="normal" officeooo:rsid="02c5f733" style:font-size-asian="11pt" style:font-weight-asian="normal" style:font-size-complex="11pt" style:font-weight-complex="normal"/>
    </style:style>
    <style:style style:name="T55" style:family="text">
      <style:text-properties fo:font-size="11pt" style:text-underline-style="none" fo:font-weight="bold" officeooo:rsid="02ff7efb" style:font-size-asian="11pt" style:font-weight-asian="bold" style:font-size-complex="11pt" style:font-weight-complex="bold"/>
    </style:style>
    <style:style style:name="T56" style:family="text">
      <style:text-properties fo:font-size="11pt" style:text-underline-style="none" fo:font-weight="normal" officeooo:rsid="02ff7efb" style:font-size-asian="11pt" style:font-weight-asian="normal" style:font-size-complex="11pt" style:font-weight-complex="normal"/>
    </style:style>
    <style:style style:name="T57" style:family="text">
      <style:text-properties fo:font-size="11pt" style:text-underline-style="none" fo:font-weight="normal" officeooo:rsid="0306d3d5" style:font-size-asian="11pt" style:font-weight-asian="normal" style:font-size-complex="11pt" style:font-weight-complex="normal"/>
    </style:style>
    <style:style style:name="T58" style:family="text">
      <style:text-properties fo:color="#ea7500" loext:opacity="100%" fo:font-size="14pt" style:text-underline-style="none" fo:font-weight="bold" officeooo:rsid="03571fe2" style:font-size-asian="14pt" style:font-weight-asian="bold" style:font-size-complex="14pt" style:font-weight-complex="bold"/>
    </style:style>
    <style:style style:name="T59" style:family="text">
      <style:text-properties fo:color="#ea7500" loext:opacity="100%" fo:font-size="14pt" style:text-underline-style="none" fo:font-weight="bold" officeooo:rsid="02c2810b" style:font-size-asian="14pt" style:font-weight-asian="bold" style:font-size-complex="14pt" style:font-weight-complex="bold"/>
    </style:style>
    <style:style style:name="T60" style:family="text">
      <style:text-properties fo:font-size="11pt" style:text-underline-style="none" fo:font-weight="normal" officeooo:rsid="02d1f5e2" style:font-size-asian="11pt" style:font-weight-asian="normal" style:font-size-complex="11pt" style:font-weight-complex="normal"/>
    </style:style>
    <style:style style:name="T61" style:family="text">
      <style:text-properties fo:font-size="11pt" style:text-underline-style="none" fo:font-weight="normal" officeooo:rsid="03426135" style:font-size-asian="11pt" style:font-weight-asian="normal" style:font-size-complex="11pt" style:font-weight-complex="normal"/>
    </style:style>
    <style:style style:name="T62" style:family="text">
      <style:text-properties fo:font-size="11pt" style:text-underline-style="none" fo:font-weight="normal" officeooo:rsid="0310d331" style:font-size-asian="11pt" style:font-weight-asian="normal" style:font-size-complex="11pt" style:font-weight-complex="normal"/>
    </style:style>
    <style:style style:name="T63" style:family="text">
      <style:text-properties fo:color="#ea7500" loext:opacity="100%" fo:font-size="14pt" style:text-underline-style="none" fo:font-weight="bold" officeooo:rsid="03585397" style:font-size-asian="14pt" style:font-weight-asian="bold" style:font-size-complex="14pt" style:font-weight-complex="bold"/>
    </style:style>
    <style:style style:name="T64" style:family="text">
      <style:text-properties fo:font-size="11pt" style:text-underline-style="none" fo:font-weight="normal" officeooo:rsid="031381a2" style:font-size-asian="11pt" style:font-weight-asian="normal" style:font-size-complex="11pt" style:font-weight-complex="normal"/>
    </style:style>
    <style:style style:name="T65" style:family="text">
      <style:text-properties fo:font-size="11pt" style:text-underline-style="none" fo:font-weight="normal" officeooo:rsid="03456c22" style:font-size-asian="11pt" style:font-weight-asian="normal" style:font-size-complex="11pt" style:font-weight-complex="normal"/>
    </style:style>
    <style:style style:name="T66" style:family="text">
      <style:text-properties fo:font-size="11pt" style:text-underline-style="none" fo:font-weight="normal" officeooo:rsid="034a2355" style:font-size-asian="11pt" style:font-weight-asian="normal" style:font-size-complex="11pt" style:font-weight-complex="normal"/>
    </style:style>
    <style:style style:name="T67" style:family="text">
      <style:text-properties fo:font-size="11pt" style:text-underline-style="none" fo:font-weight="bold" officeooo:rsid="034a2355" style:font-size-asian="11pt" style:font-weight-asian="bold" style:font-size-complex="11pt" style:font-weight-complex="bold"/>
    </style:style>
    <style:style style:name="T68" style:family="text">
      <style:text-properties fo:font-size="11pt" style:text-underline-style="none" fo:font-weight="normal" officeooo:rsid="035899f6" style:font-size-asian="11pt" style:font-weight-asian="normal" style:font-size-complex="11pt" style:font-weight-complex="normal"/>
    </style:style>
    <style:style style:name="T69" style:family="text">
      <style:text-properties fo:font-size="11pt" style:text-underline-style="none" fo:font-weight="normal" officeooo:rsid="0363b9ea" style:font-size-asian="11pt" style:font-weight-asian="normal" style:font-size-complex="11pt" style:font-weight-complex="normal"/>
    </style:style>
    <style:style style:name="T70" style:family="text">
      <style:text-properties fo:font-size="11pt" style:text-underline-style="none" fo:font-weight="normal" officeooo:rsid="034baac9" style:font-size-asian="11pt" style:font-weight-asian="normal" style:font-size-complex="11pt" style:font-weight-complex="normal"/>
    </style:style>
    <style:style style:name="T71" style:family="text">
      <style:text-properties fo:font-size="11pt" style:text-underline-style="none" fo:font-weight="normal" officeooo:rsid="0366cf5b" style:font-size-asian="11pt" style:font-weight-asian="normal" style:font-size-complex="11pt" style:font-weight-complex="normal"/>
    </style:style>
    <style:style style:name="T72" style:family="text">
      <style:text-properties fo:font-size="11pt" style:text-underline-style="none" fo:font-weight="normal" officeooo:rsid="035d6f20" style:font-size-asian="11pt" style:font-weight-asian="normal" style:font-size-complex="11pt" style:font-weight-complex="normal"/>
    </style:style>
    <style:style style:name="T73" style:family="text">
      <style:text-properties fo:font-size="11pt" style:text-underline-style="none" fo:font-weight="normal" officeooo:rsid="035feb37" style:font-size-asian="11pt" style:font-weight-asian="normal" style:font-size-complex="11pt" style:font-weight-complex="normal"/>
    </style:style>
    <style:style style:name="T74" style:family="text">
      <style:text-properties fo:font-size="11pt" style:text-underline-style="none" fo:font-weight="normal" officeooo:rsid="035c8d12" style:font-size-asian="11pt" style:font-weight-asian="normal" style:font-size-complex="11pt" style:font-weight-complex="normal"/>
    </style:style>
    <style:style style:name="T75" style:family="text">
      <style:text-properties fo:color="#ea7500" loext:opacity="100%" fo:font-size="14pt" style:text-underline-style="none" fo:font-weight="bold" officeooo:rsid="02d8df45" style:font-size-asian="14pt" style:font-weight-asian="bold" style:font-size-complex="14pt" style:font-weight-complex="bold"/>
    </style:style>
    <style:style style:name="T76" style:family="text">
      <style:text-properties fo:font-size="11pt" style:text-underline-style="none" fo:font-weight="bold" officeooo:rsid="031ad81f" style:font-size-asian="11pt" style:font-weight-asian="bold" style:font-size-complex="11pt" style:font-weight-complex="bold"/>
    </style:style>
    <style:style style:name="T77" style:family="text">
      <style:text-properties fo:font-size="11pt" style:text-underline-style="none" fo:font-weight="normal" officeooo:rsid="031d30ed" style:font-size-asian="11pt" style:font-weight-asian="normal" style:font-size-complex="11pt" style:font-weight-complex="normal"/>
    </style:style>
    <style:style style:name="T78" style:family="text">
      <style:text-properties fo:font-size="11pt" style:text-underline-style="none" fo:font-weight="normal" officeooo:rsid="0321facf" style:font-size-asian="11pt" style:font-weight-asian="normal" style:font-size-complex="11pt" style:font-weight-complex="normal"/>
    </style:style>
    <style:style style:name="T79" style:family="text">
      <style:text-properties fo:font-size="11pt" style:text-underline-style="none" fo:font-weight="normal" officeooo:rsid="03202cba" style:font-size-asian="11pt" style:font-weight-asian="normal" style:font-size-complex="11pt" style:font-weight-complex="normal"/>
    </style:style>
    <style:style style:name="T80" style:family="text">
      <style:text-properties fo:font-size="11pt" style:text-underline-style="none" fo:font-weight="normal" officeooo:rsid="03258fca" style:font-size-asian="11pt" style:font-weight-asian="normal" style:font-size-complex="11pt" style:font-weight-complex="normal"/>
    </style:style>
    <style:style style:name="T81" style:family="text">
      <style:text-properties fo:font-size="11pt" style:text-underline-style="none" fo:font-weight="normal" officeooo:rsid="0373a85a" style:font-size-asian="11pt" style:font-weight-asian="normal" style:font-size-complex="11pt" style:font-weight-complex="normal"/>
    </style:style>
    <style:style style:name="T82" style:family="text">
      <style:text-properties fo:font-size="11pt" style:text-underline-style="none" fo:font-weight="normal" officeooo:rsid="03779b29" style:font-size-asian="11pt" style:font-weight-asian="normal" style:font-size-complex="11pt" style:font-weight-complex="normal"/>
    </style:style>
    <style:style style:name="T83" style:family="text">
      <style:text-properties fo:font-size="11pt" style:text-underline-style="none" fo:font-weight="normal" officeooo:rsid="03288464" style:font-size-asian="11pt" style:font-weight-asian="normal" style:font-size-complex="11pt" style:font-weight-complex="normal"/>
    </style:style>
    <style:style style:name="T84" style:family="text">
      <style:text-properties fo:font-size="11pt" style:text-underline-style="none" fo:font-weight="normal" officeooo:rsid="0378faf5" style:font-size-asian="11pt" style:font-weight-asian="normal" style:font-size-complex="11pt" style:font-weight-complex="normal"/>
    </style:style>
    <style:style style:name="T85" style:family="text">
      <style:text-properties fo:font-size="11pt" style:text-underline-style="none" fo:font-weight="normal" officeooo:rsid="032a8049" style:font-size-asian="11pt" style:font-weight-asian="normal" style:font-size-complex="11pt" style:font-weight-complex="normal"/>
    </style:style>
    <style:style style:name="T86" style:family="text">
      <style:text-properties fo:font-size="11pt" style:text-underline-style="none" fo:font-weight="bold" officeooo:rsid="031d30ed" style:font-size-asian="11pt" style:font-weight-asian="bold" style:font-size-complex="11pt" style:font-weight-complex="bold"/>
    </style:style>
    <style:style style:name="T87" style:family="text">
      <style:text-properties fo:font-size="11pt" style:text-underline-style="none" fo:font-weight="normal" officeooo:rsid="031ad81f" style:font-size-asian="11pt" style:font-weight-asian="normal" style:font-size-complex="11pt" style:font-weight-complex="normal"/>
    </style:style>
    <style:style style:name="T88" style:family="text">
      <style:text-properties fo:font-size="11pt" style:text-underline-style="none" fo:font-weight="normal" officeooo:rsid="031e8c47" style:font-size-asian="11pt" style:font-weight-asian="normal" style:font-size-complex="11pt" style:font-weight-complex="normal"/>
    </style:style>
    <style:style style:name="T89" style:family="text">
      <style:text-properties fo:font-size="11pt" style:text-underline-style="none" fo:font-weight="normal" officeooo:rsid="036bb3f0" style:font-size-asian="11pt" style:font-weight-asian="normal" style:font-size-complex="11pt" style:font-weight-complex="normal"/>
    </style:style>
    <style:style style:name="T90" style:family="text">
      <style:text-properties fo:font-size="11pt" style:text-underline-style="none" fo:font-weight="normal" officeooo:rsid="0320063a" style:font-size-asian="11pt" style:font-weight-asian="normal" style:font-size-complex="11pt" style:font-weight-complex="normal"/>
    </style:style>
    <style:style style:name="T91" style:family="text">
      <style:text-properties fo:font-size="11pt" style:text-underline-style="none" fo:font-weight="normal" officeooo:rsid="036d1cac" style:font-size-asian="11pt" style:font-weight-asian="normal" style:font-size-complex="11pt" style:font-weight-complex="normal"/>
    </style:style>
    <style:style style:name="T92" style:family="text">
      <style:text-properties fo:font-size="11pt" style:text-underline-style="none" fo:font-weight="bold" officeooo:rsid="0320063a" style:font-size-asian="11pt" style:font-weight-asian="bold" style:font-size-complex="11pt" style:font-weight-complex="bold"/>
    </style:style>
    <style:style style:name="T93" style:family="text">
      <style:text-properties fo:font-size="11pt" style:text-underline-style="none" fo:font-weight="bold" officeooo:rsid="036fd71b" style:font-size-asian="11pt" style:font-weight-asian="bold" style:font-size-complex="11pt" style:font-weight-complex="bold"/>
    </style:style>
    <style:style style:name="T94" style:family="text">
      <style:text-properties fo:font-size="11pt" style:text-underline-style="none" fo:font-weight="bold" officeooo:rsid="03731e3e" style:font-size-asian="11pt" style:font-weight-asian="bold" style:font-size-complex="11pt" style:font-weight-complex="bold"/>
    </style:style>
    <style:style style:name="T95" style:family="text">
      <style:text-properties officeooo:rsid="02da49d6"/>
    </style:style>
    <style:style style:name="T96" style:family="text">
      <style:text-properties style:font-name="Arial" fo:font-size="11pt" style:text-underline-style="none" fo:font-weight="normal" officeooo:rsid="03502fcc" style:font-size-asian="11pt" style:font-weight-asian="normal" style:font-size-complex="11pt" style:font-weight-complex="normal"/>
    </style:style>
    <style:style style:name="T97" style:family="text">
      <style:text-properties style:font-name="Arial" fo:font-size="11pt" style:text-underline-style="none" fo:font-weight="normal" officeooo:rsid="022c2db4" style:font-size-asian="11pt" style:font-weight-asian="normal" style:font-size-complex="11pt" style:font-weight-complex="normal"/>
    </style:style>
    <style:style style:name="T98" style:family="text">
      <style:text-properties style:font-name="Arial" fo:font-size="11pt" style:text-underline-style="none" fo:font-weight="bold" officeooo:rsid="022c2db4" style:font-size-asian="11pt" style:font-weight-asian="bold" style:font-size-complex="11pt" style:font-weight-complex="bold"/>
    </style:style>
    <style:style style:name="T99" style:family="text">
      <style:text-properties style:font-name="Arial" fo:font-size="11pt" style:text-underline-style="solid" style:text-underline-width="auto" style:text-underline-color="font-color" fo:font-weight="normal" officeooo:rsid="022c2db4" style:font-size-asian="11pt" style:font-weight-asian="normal" style:font-size-complex="11pt" style:font-weight-complex="normal"/>
    </style:style>
    <style:style style:name="T100" style:family="text">
      <style:text-properties style:font-name="Arial" officeooo:rsid="03502fcc"/>
    </style:style>
    <style:style style:name="T101" style:family="text">
      <style:text-properties style:font-name="Arial"/>
    </style:style>
    <style:style style:name="T102" style:family="text">
      <style:text-properties style:font-name="Arial" fo:font-weight="bold" style:font-weight-asian="bold" style:font-weight-complex="bold"/>
    </style:style>
    <style:style style:name="T103" style:family="text">
      <style:text-properties officeooo:rsid="03502fcc"/>
    </style:style>
    <style:style style:name="T104" style:family="text">
      <style:text-properties fo:font-variant="normal" fo:text-transform="none" style:font-name="Arial"/>
    </style:style>
    <style:style style:name="T105" style:family="text">
      <style:text-properties style:font-name="Arial" officeooo:rsid="032cb053"/>
    </style:style>
    <style:style style:name="T106" style:family="text">
      <style:text-properties style:font-name="Arial" officeooo:rsid="03517bd2"/>
    </style:style>
    <style:style style:name="T107" style:family="text">
      <style:text-properties style:font-name="Arial" fo:font-weight="bold" officeooo:rsid="032cb053" style:font-weight-asian="bold" style:font-weight-complex="bold"/>
    </style:style>
    <style:style style:name="T108" style:family="text">
      <style:text-properties style:font-name="Arial" officeooo:rsid="031ad8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5</text:span>GIIN – <text:span text:style-name="T1">Diseño y Desarrollo de Sistemas de Información</text:span></text:p>
      <text:p text:style-name="P2">Actividad <text:span text:style-name="T2">4</text:span> – Portafolio</text:p>
      <text:p text:style-name="P3">Gagliardo Miguel Angel – <text:span text:style-name="T3">Grupo 6</text:span></text:p>
      <text:p text:style-name="P3"><text:span text:style-name="T4">21</text:span><text:span text:style-name="T5"> de </text:span><text:span text:style-name="T4">Diciembre </text:span>de 202<text:span text:style-name="T6">4</text:span></text:p>
      <text:p text:style-name="P4"/>
      <text:p text:style-name="P5"/>
      <text:p text:style-name="P5"/>
      <text:p text:style-name="P5"/>
      <text:p text:style-name="P5"/>
      <text:p text:style-name="P5"/>
      <text:p text:style-name="P5"/>
      <text:p text:style-name="P6"/>
      <text:p text:style-name="P7"><text:soft-page-break/><text:span text:style-name="T7">1. </text:span><text:span text:style-name="T8">Introducción</text:span></text:p>
      <text:p text:style-name="P8"/>
      <text:list text:style-name="L1">
        <text:list-item>
          <text:p text:style-name="P9">Explicar la filosofía data-driven.</text:p>
        </text:list-item>
      </text:list>
      <text:p text:style-name="P10"><text:span text:style-name="T9"/></text:p>
      <text:p text:style-name="P10"><text:span text:style-name="T10">La filosofía </text:span><text:span text:style-name="T11">data-driven</text:span><text:span text:style-name="T10"> es </text:span><text:span text:style-name="T12">un paradigma en el que </text:span><text:span text:style-name="T10">el </text:span><text:span text:style-name="T13">aprendizaje se produce mediante la acumulación de datos y la aplicación de métodos para extraer </text:span><text:span text:style-name="T14">patrones significativos</text:span><text:span text:style-name="T13"> de los mismos. </text:span><text:span text:style-name="T15">Bajo es</text:span><text:span text:style-name="T16">te paradigma, los datos se convierten en el activo más valioso de una organización</text:span><text:span text:style-name="T17">.</text:span></text:p>
      <text:p text:style-name="P10"><text:span text:style-name="T18">En el marco de la investigación basada en datos, se espera que los investigadores utilicen los mismos como punto de partida para la inferencia inductiva, sin depender de preconcepciones teóricas. En el marco de una empresa, </text:span><text:span text:style-name="T19">la recopilación y el procesamiento de datos son los que respaldan las decisiones operativas y estratégicas de la organización</text:span><text:span text:style-name="T20">.</text:span></text:p>
      <text:p text:style-name="P11"/>
      <text:list text:continue-numbering="true" text:style-name="L1">
        <text:list-item>
          <text:p text:style-name="P12">Discutir la importancia creciente de los datos.</text:p>
        </text:list-item>
      </text:list>
      <text:p text:style-name="P13"/>
      <text:p text:style-name="P13">La importancia de los datos ha crecido exponencialmente con la digitalización de casi todos los aspectos de la vida humana y empresarial. </text:p>
      <text:p text:style-name="P13"><text:span text:style-name="T21">En el entorno empresarial, los datos son </text:span><text:span text:style-name="T22">un recursos estratégico</text:span><text:span text:style-name="T21"> de inmenso valor, ya que las organizaciones que logran capturar, procesar y analizar estos datos tienen una ventaja significativa en términos de competitividad, eficiencia y adaptabilidad. Desde la mejora de procesos internos hasta el diseño de productos más ajustados a las necesidades de los consumidores.</text:span></text:p>
      <text:p text:style-name="P14"><text:soft-page-break/></text:p>
      <text:p text:style-name="P14">La <text:span text:style-name="T23">filosofía data-driven</text:span> es indispensable en este contexto, ya que proporciona un marco claro para aprovechar al máximo estos recursos de datos. </text:p>
      <text:p text:style-name="P14"/>
      <text:p text:style-name="P15"><text:span text:style-name="T24">2. </text:span><text:span text:style-name="T8">Diseño y Modelado de Datos en un Contexto Data-Driven</text:span></text:p>
      <text:p text:style-name="P16"/>
      <text:list text:style-name="L2">
        <text:list-item>
          <text:p text:style-name="P17">Requerimientos de Datos:<text:span text:style-name="T25"> Explica cómo una filosofía data-driven exige una reestructuración en la forma en que las empresas capturan, almacenan y organizan los datos. ¿Qué tecnologías y enfoques son necesarios para manejar grandes volúmenes de datos (Big Data)? ¿Cómo influye esto en el diseño y modelado de las bases de datos, especialmente en términos de normalización y calidad de los datos?</text:span></text:p>
        </text:list-item>
      </text:list>
      <text:p text:style-name="P18"/>
      <text:p text:style-name="P19"><text:span text:style-name="T26">La filosofía data-driven </text:span><text:span text:style-name="T27">implica una </text:span><text:span text:style-name="T28">profunda transformación cultural</text:span><text:span text:style-name="T27"> en las empresas. Se trata de abrazar a los datos como medio para tomar decisiones informadas y sustentadas. Esto significa que la cultura </text:span><text:span text:style-name="T29">data-driven</text:span><text:span text:style-name="T27"> se caracteriza por el uso de tecnologías avanzadas para buscar insights, </text:span><text:span text:style-name="T28">identificar tendencias y ahorrar tiempo y recursos</text:span><text:span text:style-name="T27">. <text:s/></text:span></text:p>
      <text:p text:style-name="P18"/>
      <text:p text:style-name="P20">Algunos de los <text:span text:style-name="T23">desafíos</text:span> en un enfoque data-driven incluyen:</text:p>
      <text:list text:style-name="L3">
        <text:list-item>
          <text:p text:style-name="P21"><text:span text:style-name="T28">Escalabilidad:</text:span><text:span text:style-name="T27"> Dado que los volúmenes de datos crecen de manera exponencial, las soluciones de almacenamiento deben ser capaces de escalar de manera eficiente para manejar datos en tiempo real y en grandes cantidades.</text:span></text:p>
        </text:list-item>
        <text:list-item>
          <text:p text:style-name="P21"><text:soft-page-break/><text:span text:style-name="T28">Flexibilidad:</text:span><text:span text:style-name="T27"> Los datos no siempre son estructurados, por lo que es necesario usar tecnologías que permitan almacenar tanto datos estructurados como no estructurados.</text:span></text:p>
        </text:list-item>
        <text:list-item>
          <text:p text:style-name="P21"><text:span text:style-name="T28">Calidad de los Datos:</text:span><text:span text:style-name="T27"> Los datos deben ser precisos, consistentes, completos y oportunos. Los sistemas deben contar con mecanismos para validar la calidad de los datos a lo largo del ciclo de vida.</text:span></text:p>
        </text:list-item>
        <text:list-item>
          <text:p text:style-name="P21"><text:span text:style-name="T28">Silos de Datos: </text:span><text:span text:style-name="T27">En muchas organizaciones, los diferentes departamentos (como ventas, marketing, operaciones, finanzas, etc.) pueden tener sus propias bases de datos y sistemas, lo que genera silos de información. Esto dificulta la colaboración entre áreas y la toma de decisiones basadas en datos integrados.</text:span></text:p>
        </text:list-item>
      </text:list>
      <text:p text:style-name="P18"/>
      <text:p text:style-name="P22">Algunas de las <text:span text:style-name="T23">herramientas </text:span>utilizadas a la hora de manejar grandes volúmenes de datos son:</text:p>
      <text:list text:style-name="L4">
        <text:list-item>
          <text:p text:style-name="P23"><text:span text:style-name="T28">Data Analytics (análisis de datos):</text:span><text:span text:style-name="T27"> </text:span><text:span text:style-name="T30">S</text:span><text:span text:style-name="T27">e refiere al proceso de inspeccionar, “limpiar” y modelar datos con el objetivo de descubrir información útil, concluir y respaldar decisiones empresariales. A través de técnicas estadísticas y herramientas computacionales, Data Analytics ayuda a las empresas a identificar patrones, tendencias y relaciones en los datos, lo que permite tomar decisiones informadas. Es comúnmente utilizado para la optimización de procesos, la gestión de riesgos o el análisis del comportamiento del cliente. <text:line-break/></text:span><text:span text:style-name="T31">Un </text:span><text:span text:style-name="T32">ejemplo de uso</text:span><text:span text:style-name="T27"> </text:span><text:span text:style-name="T31">de data analytics podría ser </text:span><text:span text:style-name="T33">un </text:span><text:span text:style-name="T31">comercio </text:span><text:span text:style-name="T27">minorista </text:span><text:span text:style-name="T33">podría </text:span><text:span text:style-name="T27">analizar los datos de ventas para identificar productos más populares y </text:span><text:span text:style-name="T33">así </text:span><text:span text:style-name="T27">ajustar su inventario.</text:span></text:p>
        </text:list-item>
      </text:list>
      <text:list text:style-name="L5">
        <text:list-header>
          <text:p text:style-name="P24"><text:span text:style-name="T23"/></text:p>
        </text:list-header>
      </text:list>
      <text:list text:style-name="L6">
        <text:list-item>
          <text:p text:style-name="P25"><text:soft-page-break/><text:span text:style-name="T28">Data Science (ciencia de datos):</text:span><text:span text:style-name="T27"> </text:span><text:span text:style-name="T34">E</text:span><text:span text:style-name="T27">s un campo interdisciplinario que utiliza métodos, algoritmos y sistemas científicos para extraer conocimiento y predicciones de grandes volúmenes de datos. Data Science involucra áreas como la </text:span><text:span text:style-name="T28">estadística, la computación y la programación</text:span><text:span text:style-name="T27">, y se centra en la creación de </text:span><text:span text:style-name="T28">modelos predictivos</text:span><text:span text:style-name="T27"> y el </text:span><text:span text:style-name="T28">análisis de datos complejos</text:span><text:span text:style-name="T27">. Es esencial para descubrir patrones ocultos o para construir modelos predictivos que ayuden a anticipar comportamientos o resultados futuros.<text:line-break/></text:span><text:span text:style-name="T35">Un </text:span><text:span text:style-name="T36">ejemplo de uso </text:span><text:span text:style-name="T35">de data science sería </text:span><text:span text:style-name="T37">cómo </text:span><text:span text:style-name="T35">un</text:span><text:span text:style-name="T27">a empresa de telecomunicaciones puede usar ciencia de datos para predecir la rotación de clientes (</text:span><text:span text:style-name="T38">en la industria esto se conoce como “</text:span><text:span text:style-name="T28">churn</text:span><text:span text:style-name="T27">”) y desarrollar estrategias </text:span><text:span text:style-name="T39">para retenerlos</text:span><text:span text:style-name="T40">.</text:span><text:span text:style-name="T27"><text:line-break/></text:span></text:p>
        </text:list-item>
        <text:list-item>
          <text:p text:style-name="P25"><text:span text:style-name="T28">Data Mining (minería de datos):</text:span><text:span text:style-name="T27"> </text:span><text:span text:style-name="T41">E</text:span><text:span text:style-name="T27">s el proceso de descubrir </text:span><text:span text:style-name="T28">patrones, correlaciones y anomalías en grandes conjuntos de datos</text:span><text:span text:style-name="T27"> mediante el uso de </text:span><text:span text:style-name="T28">técnicas estadísticas</text:span><text:span text:style-name="T27"> y de </text:span><text:span text:style-name="T28">machine learning</text:span><text:span text:style-name="T27">. La minería de datos se centra en explorar y extraer información oculta en los datos, lo cual puede resultar en descubrimientos significativos o nuevas oportunidades de negocio. A menudo se utiliza en el análisis de grandes bases de datos para encontrar patrones ocultos que podrían ser relevantes para la toma de decisiones estratégicas.<text:line-break/>Un </text:span><text:span text:style-name="T42">ejemplo </text:span><text:span text:style-name="T43">de data mining podría ser un </text:span><text:span text:style-name="T27">banco </text:span><text:span text:style-name="T43">que utiliza </text:span><text:span text:style-name="T44">esta técnica </text:span><text:span text:style-name="T27">para identificar patrones fraudulentos en las transacciones de tarjetas de crédito.<text:line-break/></text:span></text:p>
        </text:list-item>
        <text:list-item>
          <text:p text:style-name="P26"><text:soft-page-break/><text:span text:style-name="T28">Data Visualization (visualización de datos): </text:span><text:span text:style-name="T45">S</text:span><text:span text:style-name="T27">e refiere a la </text:span><text:span text:style-name="T28">representación gráfica de los datos para facilitar su comprensión y análisis</text:span><text:span text:style-name="T27">. Al transformar datos complejos en gráficos, mapas o diagramas, se facilita la identificación de </text:span><text:span text:style-name="T28">patrones, tendencias y relaciones</text:span><text:span text:style-name="T27"> que de otra forma podrían ser difíciles de detectar. Las herramientas de Data Visualization permiten a los usuarios presentar la información de manera clara y accesible, lo que es esencial para la comunicación efectiva de insights dentro de la organización.<text:line-break/></text:span></text:p>
        </text:list-item>
      </text:list>
      <text:list text:style-name="L7">
        <text:list-item>
          <text:p text:style-name="P27"><text:span text:style-name="T28">Integración de Fuentes de Datos: </text:span><text:span text:style-name="T27">Discute cómo los sistemas de información deben integrar datos de diferentes áreas y fuentes, y cómo esto impacta en la estructura de la base de datos y las herramientas utilizadas.</text:span></text:p>
        </text:list-item>
      </text:list>
      <text:p text:style-name="P28"><text:span text:style-name="T25"/></text:p>
      <text:p text:style-name="P28"><text:span text:style-name="T25">Bajo un sistema data-driven los datos provienen de sistemas operacionales, bases de datos internas, aplicaciones de terceros, redes sociales, sensores IoT (Internet de las Cosas), entre otros. La integración eficiente de estos datos es esencial para obtener una visión coherente que permita a la organización tomar decisiones basadas en información unificada.</text:span></text:p>
      <text:p text:style-name="P28"><text:span text:style-name="T25"/></text:p>
      <text:p text:style-name="P29"><text:span text:style-name="T25">La </text:span>integración de datos<text:span text:style-name="T25"> implica diversas etapas para </text:span>reunir, combinar y armonizar información de fuentes dispares<text:span text:style-name="T25">. Estas son algunas de las prácticas y tecnologías más comunes utilizadas para integrar datos:</text:span></text:p>
      <text:p text:style-name="P29"><text:span text:style-name="T25"/></text:p>
      <text:p text:style-name="P29"><text:span text:style-name="T25"/></text:p>
      <text:list text:style-name="L8">
        <text:list-item>
          <text:p text:style-name="P30"><text:soft-page-break/><text:span text:style-name="T28">ETL (Extracción, Transformación y Carga)</text:span><text:span text:style-name="T27">:</text:span></text:p>
          <text:list>
            <text:list-item>
              <text:p text:style-name="P31"><text:span text:style-name="T28">Extracción:</text:span><text:span text:style-name="T27"> </text:span><text:span text:style-name="T28">Los datos se extraen de diversas fuentes</text:span><text:span text:style-name="T27">, como bases de datos, APIs, archivos planos, o aplicaciones empresariales.</text:span></text:p>
            </text:list-item>
            <text:list-item>
              <text:p text:style-name="P32"><text:span text:style-name="T28">Transformación:</text:span><text:span text:style-name="T27"> En este paso </text:span><text:span text:style-name="T28">se procesan y limpian los datos, transformándolos a un formato común o unificado, asegurando su consistencia y calidad</text:span><text:span text:style-name="T27">. Esto puede incluir operaciones como la normalización de valores, conversión de tipos de datos, eliminación de duplicados y manejo de datos faltantes.</text:span></text:p>
            </text:list-item>
            <text:list-item>
              <text:p text:style-name="P32"><text:span text:style-name="T28">Carga:</text:span><text:span text:style-name="T27"> Finalmente</text:span><text:span text:style-name="T28">, los datos transformados se cargan en un almacén de datos</text:span><text:span text:style-name="T27"> </text:span><text:span text:style-name="T28">centralizado</text:span><text:span text:style-name="T27">, como un data warehouse o una base de datos en la nube.</text:span></text:p>
            </text:list-item>
          </text:list>
        </text:list-item>
        <text:list-item>
          <text:p text:style-name="P33"><text:span text:style-name="T46">Data Warehousing: </text:span><text:span text:style-name="T27">Un </text:span><text:span text:style-name="T46">almacén de datos </text:span><text:span text:style-name="T27">es una base de datos optimizada para consultas y análisis, diseñada para integrar datos de diferentes fuentes. Herramientas como </text:span><text:span text:style-name="T46">Amazon Redshift</text:span><text:span text:style-name="T27"> </text:span><text:span text:style-name="T47">o </text:span><text:span text:style-name="T46">Google BigQuery</text:span><text:span text:style-name="T27"> son ejemplos de plataformas modernas de data warehousing que soportan grandes volúmenes de datos.</text:span></text:p>
        </text:list-item>
        <text:list-item>
          <text:p text:style-name="P34"><text:span text:style-name="T46">Middleware y APIs: </text:span><text:span text:style-name="T27">El uso de </text:span><text:span text:style-name="T46">middleware </text:span><text:span text:style-name="T27">(software que actúa como intermediario entre aplicaciones o sistemas) y </text:span><text:span text:style-name="T46">APIs</text:span><text:span text:style-name="T27"> permite integrar datos de manera más ágil y en tiempo real. Las APIs proporcionan una interfaz para la conexión entre sistemas dispares y facilitan la integración continua de datos de diversas aplicaciones o servicios externos.</text:span></text:p>
        </text:list-item>
        <text:list-item>
          <text:p text:style-name="P34"><text:span text:style-name="T46">Data Lake: </text:span><text:span text:style-name="T27">Un </text:span><text:span text:style-name="T46">data lake </text:span><text:span text:style-name="T27">es un </text:span><text:span text:style-name="T46">repositorio centralizado que permite almacenar grandes volúmenes de datos en su formato original</text:span><text:span text:style-name="T27">, sin necesidad de estructurarlos previamente. A diferencia de los data warehouses, que son más estructurados, los data </text:span><text:soft-page-break/><text:span text:style-name="T27">lake pueden manejar tanto datos estructurados como no estructurados (por ejemplo, </text:span><text:span text:style-name="T48">audio, </text:span><text:span text:style-name="T27">imágenes, vídeos, logs de eventos). </text:span><text:span text:style-name="T49">H</text:span><text:span text:style-name="T27">erramientas como </text:span><text:span text:style-name="T46">Apache Hadoop </text:span><text:span text:style-name="T27">y </text:span><text:span text:style-name="T46">Azure Data Lake</text:span><text:span text:style-name="T27"> son populares para almacenar y procesar grandes volúmenes de datos no estructurados.</text:span></text:p>
        </text:list-item>
      </text:list>
      <text:p text:style-name="P28"/>
      <text:p text:style-name="P35"><text:span text:style-name="T50">3. </text:span><text:span text:style-name="T51">Arquitectura de Sistemas de Información Data-Driven</text:span></text:p>
      <text:p text:style-name="P36"><text:span text:style-name="T28"/></text:p>
      <text:list text:style-name="L9">
        <text:list-item>
          <text:p text:style-name="P37"><text:span text:style-name="T28">Requerimientos de Infraestructura: </text:span><text:span text:style-name="T27">Describe cómo una filosofía data-driven impacta la arquitectura de los sistemas de información, especialmente en términos de escalabilidad y almacenamiento. ¿Qué soluciones tecnológicas (como bases de datos NoSQL, almacenamiento en la nube, etc.) son necesarias para soportar grandes volúmenes de datos?</text:span></text:p>
        </text:list-item>
      </text:list>
      <text:p text:style-name="P36"><text:span text:style-name="T27"/></text:p>
      <text:p text:style-name="P38"><text:span text:style-name="T27">La filosofía data-driven impone grandes exigencias sobre la </text:span><text:span text:style-name="T28">infraestructura de los sistemas de información</text:span><text:span text:style-name="T27">. </text:span><text:span text:style-name="T52">Como antes mencionabamos, s</text:span><text:span text:style-name="T27">e necesita un sistema que sea </text:span><text:span text:style-name="T28">escalable</text:span><text:span text:style-name="T27"> y capaz de manejar </text:span><text:span text:style-name="T28">grandes cantidades de datos</text:span><text:span text:style-name="T27"> de manera </text:span><text:span text:style-name="T28">eficiente</text:span><text:span text:style-name="T27">. Esto incluye no solo almacenamiento de datos, sino también la capacidad de procesar grandes volúmenes de datos en tiempo real para ofrecer insights inmediatos.</text:span></text:p>
      <text:p text:style-name="P38"><text:span text:style-name="T27">Entre las tecnologías que permiten esta infraestructura destacan </text:span><text:span text:style-name="T53">(algunas ya mencionadas)</text:span><text:span text:style-name="T27">:</text:span></text:p>
      <text:list text:style-name="L10">
        <text:list-item>
          <text:p text:style-name="P39"><text:span text:style-name="T28">Bases de datos NoSQL: </text:span><text:span text:style-name="T27">Como se mencionó </text:span><text:span text:style-name="T54">anteriormente</text:span><text:span text:style-name="T27">, </text:span><text:span text:style-name="T28">las bases de datos NoSQL son clave en un enfoque data-driven </text:span><text:span text:style-name="T27">debido a su capacidad para manejar grandes cantidades de datos no estructurados y semi-estructurados.</text:span></text:p>
        </text:list-item>
        <text:list-item>
          <text:p text:style-name="P40"><text:soft-page-break/><text:span text:style-name="T28">Almacenamiento en la Nube: </text:span><text:span text:style-name="T27">Soluciones como </text:span><text:span text:style-name="T55">S3</text:span><text:span text:style-name="T56"> de </text:span><text:span text:style-name="T27">Amazon Web Services (AWS), </text:span><text:span text:style-name="T55">Cloud Storage </text:span><text:span text:style-name="T56">de </text:span><text:span text:style-name="T27">Google Cloud Platform (GCP) y </text:span><text:span text:style-name="T55">Blob Storage</text:span><text:span text:style-name="T56"> de </text:span><text:span text:style-name="T27">Microsoft Azure permiten la escalabilidad de almacenamiento y procesamiento de datos sin necesidad de infraestructura física.</text:span></text:p>
        </text:list-item>
        <text:list-item>
          <text:p text:style-name="P40"><text:span text:style-name="T28">Plataformas de Big Data:</text:span><text:span text:style-name="T27"> Tecnologías como </text:span><text:span text:style-name="T28">Apache Hadoop, Apache Spark y Apache Kafka</text:span><text:span text:style-name="T27"> permiten procesar grandes volúmenes de datos distribuidos de manera rápida y efectiva, haciendo frente al desafío de la escalabilidad horizontal.<text:line-break/></text:span></text:p>
        </text:list-item>
      </text:list>
      <text:list text:style-name="L11">
        <text:list-item>
          <text:p text:style-name="P41"><text:span text:style-name="T28">Optimización del Rendimiento: </text:span><text:span text:style-name="T27">Explica cómo los sistemas de información</text:span></text:p>
        </text:list-item>
      </text:list>
      <text:p text:style-name="P42">deben ser diseñados para permitir consultas rápidas y el procesamiento en</text:p>
      <text:p text:style-name="P42">tiempo real de datos, y cómo esto afecta la arquitectura técnica y las decisiones</text:p>
      <text:p text:style-name="P42">de implementación.</text:p>
      <text:p text:style-name="P42"/>
      <text:p text:style-name="P43">Para <text:span text:style-name="T23">optimizar el rendimiento de los sistemas de información data-driven</text:span>, se deben considerar aspectos como:</text:p>
      <text:list text:style-name="L12">
        <text:list-item>
          <text:p text:style-name="P44"><text:span text:style-name="T28">Procesamiento en Tiempo Real:</text:span><text:span text:style-name="T27"> Se requieren arquitecturas basadas en streaming y procesamiento en tiempo real (herramientas como Apache Kafka o Apache Flink) para permitir consultas y análisis de datos instantáneos.</text:span></text:p>
        </text:list-item>
        <text:list-item>
          <text:p text:style-name="P44"><text:span text:style-name="T28">Consultas rápidas: </text:span><text:span text:style-name="T27">Para soportar consultas rápidas en grandes volúmenes de datos, las arquitecturas deben contar con tecnologías de caching (Redis, </text:span><text:span text:style-name="T57">Memcached</text:span><text:span text:style-name="T27">), índices eficientes y optimización en el diseño de consultas.</text:span></text:p>
        </text:list-item>
      </text:list>
      <text:p text:style-name="P45"><text:span text:style-name="T27"/></text:p>
      <text:p text:style-name="P46"><text:soft-page-break/><text:span text:style-name="T58">4. </text:span><text:span text:style-name="T59">Impacto en la Implementación de Sistemas de Información</text:span></text:p>
      <text:p text:style-name="P45"><text:span text:style-name="T60"/></text:p>
      <text:list text:style-name="L13">
        <text:list-item>
          <text:p text:style-name="P47"><text:span text:style-name="T28">Fases de Implementación: </text:span><text:span text:style-name="T27">Describe cómo la filosofía data-driven cambia la forma en que se implementan los sistemas de información. Además de la construcción del software, ¿qué pasos adicionales se deben tomar para integrar los datos de diversas fuentes y garantizar que el sistema sea efectivo en el soporte de la toma de decisiones?</text:span></text:p>
        </text:list-item>
      </text:list>
      <text:p text:style-name="P45"><text:span text:style-name="T27"/></text:p>
      <text:p text:style-name="P48"><text:span text:style-name="T27">La implementación de sistemas de información data-driven </text:span><text:span text:style-name="T28">requiere un enfoque más iterativo</text:span><text:span text:style-name="T27"> y </text:span><text:span text:style-name="T28">basado en datos</text:span><text:span text:style-name="T27">. Además de la construcción del software, deben tomarse </text:span><text:span text:style-name="T61">pasos adicionales como</text:span><text:span text:style-name="T27">:</text:span></text:p>
      <text:list text:style-name="L14">
        <text:list-item>
          <text:p text:style-name="P49"><text:span text:style-name="T28">Definición de Objetivos Basados en Datos:</text:span><text:span text:style-name="T27"> En un enfoque data-driven, la implementación comienza con la identificación de objetivos estratégicos que se logran mediante el uso de datos. Esto asegura que </text:span><text:span text:style-name="T28">cada paso esté alineado</text:span><text:span text:style-name="T27"> con la mejora de la toma de decisiones.</text:span></text:p>
        </text:list-item>
        <text:list-item>
          <text:p text:style-name="P50"><text:span text:style-name="T28">Recopilación e Integración de Datos:</text:span><text:span text:style-name="T27"> Es fundamental integrar datos de diversas fuentes (internas y externas). Los datos deben ser limpiados y transformados para asegurar que sean consistentes y útiles para los análisis.</text:span></text:p>
        </text:list-item>
        <text:list-item>
          <text:p text:style-name="P51"><text:span text:style-name="T28">Desarrollo de Infraestructura:</text:span><text:span text:style-name="T27"> Además de construir el software, se necesita una infraestructura que permita almacenar y procesar grandes volúmenes de datos, utilizando herramientas como </text:span><text:span text:style-name="T28">bases de datos en la nube</text:span><text:span text:style-name="T27"> y </text:span><text:span text:style-name="T28">plataformas de análisis</text:span><text:span text:style-name="T27">.</text:span></text:p>
        </text:list-item>
        <text:list-item>
          <text:p text:style-name="P51"><text:soft-page-break/><text:span text:style-name="T28">Desarrollo Analítico:</text:span><text:span text:style-name="T27"> Se crean modelos y herramientas para analizar los datos y generar insights útiles. Esto permite a los usuarios visualizar y entender mejor la información para tomar decisiones informadas.</text:span></text:p>
        </text:list-item>
        <text:list-item>
          <text:p text:style-name="P52"><text:span text:style-name="T28">Capacitación y Cultura Data-Driven:</text:span><text:span text:style-name="T27"> Los empleados debe</text:span><text:span text:style-name="T62">rán </text:span><text:span text:style-name="T27">ser capacitados para </text:span><text:span text:style-name="T28">usar los datos de manera efectiva en su trabajo, </text:span><text:span text:style-name="T27">promoviendo una cultura organizacional</text:span><text:span text:style-name="T28"> </text:span><text:span text:style-name="T27">centrada</text:span><text:span text:style-name="T28"> </text:span><text:span text:style-name="T27">en las</text:span><text:span text:style-name="T28"> decisiones basadas en datos</text:span><text:span text:style-name="T27">.</text:span></text:p>
        </text:list-item>
        <text:list-item>
          <text:p text:style-name="P52"><text:span text:style-name="T28">Monitoreo y Ajustes Continuos: El sistema debe ser monitoreado constantemente</text:span><text:span text:style-name="T27"> </text:span><text:span text:style-name="T28">y ajustado </text:span><text:span text:style-name="T27">según sea necesario para mejorar la calidad de los datos y la efectividad en la toma de decisiones.</text:span></text:p>
        </text:list-item>
      </text:list>
      <text:p text:style-name="P48"><text:span text:style-name="T27"/></text:p>
      <text:p text:style-name="P53"><text:span text:style-name="T63">5. </text:span><text:span text:style-name="T59">Metodologías Ágiles y Desarrollo Iterativo en el Marco Data-Driven</text:span></text:p>
      <text:p text:style-name="P53"><text:span text:style-name="T28"/></text:p>
      <text:list text:style-name="L15">
        <text:list-item>
          <text:p text:style-name="P54"><text:span text:style-name="T28">Enfoque Basado en Evidencia: </text:span><text:span text:style-name="T27">Analiza cómo la filosofía data-driven puede</text:span></text:p>
        </text:list-item>
      </text:list>
      <text:p text:style-name="P45"><text:span text:style-name="T27">favorecer el uso de metodologías ágiles, como Scrum o Kanban, en el desarrollo</text:span></text:p>
      <text:p text:style-name="P45"><text:span text:style-name="T27">de sistemas. Explica cómo los datos reales, obtenidos durante el uso de los</text:span></text:p>
      <text:p text:style-name="P45"><text:span text:style-name="T27">sistemas, pueden influir en la toma de decisiones para mejorar continuamente el</text:span></text:p>
      <text:p text:style-name="P53"><text:span text:style-name="T27">sistema.</text:span></text:p>
      <text:p text:style-name="P53"><text:span text:style-name="T27"/></text:p>
      <text:p text:style-name="P55"><text:span text:style-name="T27">La filosofía data-driven favorece el uso de metodologías ágiles ya que </text:span><text:span text:style-name="T64">las mismas </text:span><text:span text:style-name="T27">permiten la flexibilidad de </text:span><text:span text:style-name="T28">adaptar el desarrollo a medida que se obtienen datos reales del uso del sistema</text:span><text:span text:style-name="T27">. La </text:span><text:span text:style-name="T28">retroalimentación</text:span><text:span text:style-name="T27"> continua de los usuarios y la medición del rendimiento a través </text:span><text:soft-page-break/><text:span text:style-name="T27">de datos </text:span><text:span text:style-name="T65">influyen </text:span><text:span text:style-name="T27">directamente en la priorización de tareas y características a implementar en los sprints siguientes.</text:span></text:p>
      <text:p text:style-name="P55"><text:span text:style-name="T66">Por </text:span><text:span text:style-name="T67">ejemplo</text:span><text:span text:style-name="T66">,</text:span><text:span text:style-name="T67"> </text:span><text:span text:style-name="T66">d</text:span><text:span text:style-name="T65">ado que en cada sprint se decide </text:span><text:span text:style-name="T68">que tareas se van a priorizar en base a los datos correspondientes al equip</text:span><text:span text:style-name="T69">o</text:span><text:span text:style-name="T65">,</text:span><text:span text:style-name="T68"> básicamente se </text:span><text:span text:style-name="T66">retroali</text:span><text:span text:style-name="T70">menta</text:span><text:span text:style-name="T68">n</text:span><text:span text:style-name="T70"> las decisiones del </text:span><text:span text:style-name="T71">mismo</text:span><text:span text:style-name="T70"> y </text:span><text:span text:style-name="T72">se facilita </text:span><text:span text:style-name="T73">la priorización de</text:span><text:span text:style-name="T74"> </text:span><text:span text:style-name="T70">tareas, </text:span><text:span text:style-name="T73">proyectos y decisiones</text:span><text:span text:style-name="T70">.</text:span></text:p>
      <text:p text:style-name="P53"><text:span text:style-name="T27"/></text:p>
      <text:list text:style-name="L16">
        <text:list-item>
          <text:p text:style-name="P56"><text:span text:style-name="T28">Priorización de Características: </text:span><text:span text:style-name="T27">Discute cómo las organizaciones pueden priorizar características del sistema basadas en datos reales de usuarios y métricas de rendimiento, en lugar de basarse únicamente en los requisitos iniciales o intuiciones.</text:span></text:p>
        </text:list-item>
      </text:list>
      <text:p text:style-name="P45"><text:span text:style-name="T27"/></text:p>
      <text:p text:style-name="P57"><text:span text:style-name="T27">La priorización de características en un enfoque data-driven se basa en el </text:span><text:span text:style-name="T28">análisis de datos reales</text:span><text:span text:style-name="T27">, lo que permite a las organizaciones </text:span><text:span text:style-name="T28">tomar decisiones más informadas y ajustadas a las necesidades del usuario y el rendimiento del sistema</text:span><text:span text:style-name="T27">. En lugar de depender únicamente de los requisitos iniciales o de la intuición de los stakeholders, las organizaciones pueden utilizar </text:span><text:span text:style-name="T28">métricas de uso, feedback de usuarios y análisis de comportamiento</text:span><text:span text:style-name="T27"> para identificar qué funcionalidades son realmente valiosas. </text:span></text:p>
      <text:p text:style-name="P57"><text:span text:style-name="T27">Por </text:span><text:span text:style-name="T28">ejemplo</text:span><text:span text:style-name="T27">, si se observa que una característica del sistema es utilizada de manera frecuente por los usuarios, o si los datos muestran que una funcionalidad está impactando positivamente en el rendimiento o en la satisfacción del cliente, esta debería tener una mayor prioridad en el desarrollo o mejora del sistema. Además, los datos pueden revelar áreas de mejora que no se habían identificado previamente, permitiendo a las organizaciones enfocarse en lo que realmente importa para los usuarios y el negocio.</text:span></text:p>
      <text:p text:style-name="P58"><text:soft-page-break/><text:span text:style-name="T75">6. Conclusiones</text:span></text:p>
      <text:p text:style-name="P45"><text:span text:style-name="T27">La adopción de una filosofía data-driven transforma la manera en que las organizaciones desarrollan e implementan sistemas de información. Si bien presenta desafíos, como la necesidad de una infraestructura robusta y la integración de múltiples fuentes de datos, también ofrece grandes oportunidades en términos de eficiencia operativa y capacidad para tomar decisiones más informadas y precisas.</text:span></text:p>
      <text:p text:style-name="P45"><text:span text:style-name="T27"/></text:p>
      <text:p text:style-name="P45"><text:span text:style-name="T27">Los principales retos incluyen la gestión de la calidad de los datos y la integración de sistemas heterogéneos, pero estos pueden superarse mediante el uso de tecnologías adecuadas y metodologías ágiles. Las empresas deben fomentar una cultura de dato-centrismo, donde todos los niveles de la organización valoren la toma de decisiones basada en datos y estén comprometidos con el proceso de mejora continua.</text:span></text:p>
      <text:p text:style-name="P16"/>
      <text:p text:style-name="P59">Finalmente, tal vez algunos de los mejores <text:span text:style-name="T23">ejemplos de empresas (“Big Tech”) conocidas por ser data-driven sean</text:span>:</text:p>
      <text:list text:style-name="L17">
        <text:list-item>
          <text:p text:style-name="P60"><text:span text:style-name="T76">Facebook (META): </text:span><text:span text:style-name="T77">Tal vez </text:span><text:span text:style-name="T78">una de </text:span><text:span text:style-name="T77">la</text:span><text:span text:style-name="T78">s</text:span><text:span text:style-name="T77"> más icónica</text:span><text:span text:style-name="T78">s</text:span><text:span text:style-name="T77"> </text:span><text:span text:style-name="T79">de este siglo, </text:span><text:span text:style-name="T77">Facebook utiliza una cantidad abismal de datos para dirigir “</text:span><text:span text:style-name="T80">ads” (publicidad) específicaos </text:span><text:span text:style-name="T77">a cada uno de sus clientes. Sólo pensar la inmensa cantidad de datos a través de sus plataformas más conocidas (Facebook, Instagram, Whatsapp), los millones de usuarios que cada una de estas maneja y como en cada una de ellas ofrece publicidad específica a sus gustos o necesidades, nos da a pensar el nivel de procesamiento,</text:span><text:span text:style-name="T81"> </text:span><text:span text:style-name="T77">cómputo </text:span><text:span text:style-name="T81">y desarrollo </text:span><text:span text:style-name="T82">que la empresa posee</text:span><text:span text:style-name="T77">, </text:span><text:span text:style-name="T83">así como</text:span><text:span text:style-name="T77"> </text:span><text:span text:style-name="T84">su </text:span><text:span text:style-name="T77">estrategia </text:span><text:span text:style-name="T85">al </text:span><text:span text:style-name="T77">ofrecer </text:span><text:span text:style-name="T86">productos “data-driven”.</text:span></text:p>
        </text:list-item>
        <text:list-item>
          <text:p text:style-name="P61"><text:soft-page-break/><text:span text:style-name="T76">Amazon: </text:span><text:span text:style-name="T87">La empresa tiene como </text:span><text:span text:style-name="T86">cultura interna</text:span><text:span text:style-name="T77"> el ser “data-driven” a tal punto que </text:span><text:span text:style-name="T86">cada decisión debe ser o bien respaldada o bien contrastada con datos</text:span><text:span text:style-name="T77">. Esto </text:span><text:span text:style-name="T88">nos</text:span><text:span text:style-name="T77"> muestra como la compañía </text:span><text:span text:style-name="T89">que se jacata de </text:span><text:span text:style-name="T77">ser la más “customer centric” (enfocada en el cliente) </text:span><text:span text:style-name="T88">del mundo no toma decisiones a la ligera. Desde el board hasta los individuos de cada equipo, todas las decisiones </text:span><text:span text:style-name="T90">se </text:span><text:span text:style-name="T91">basan</text:span><text:span text:style-name="T90"> y debaten </text:span><text:span text:style-name="T92">siempre </text:span><text:span text:style-name="T93">con un fuerte sesgo en </text:span><text:span text:style-name="T94">los</text:span><text:span text:style-name="T93"> </text:span><text:span text:style-name="T92">datos.</text:span></text:p>
        </text:list-item>
      </text:list>
      <text:p text:style-name="P16"/>
      <text:p text:style-name="P62"><text:span text:style-name="T95">7. </text:span>Bibliografía</text:p>
      <text:p text:style-name="P63"><text:span text:style-name="T96">[1] </text:span><text:span text:style-name="T97">Stanford University Encyclopedia of Philosophy. 2020. </text:span><text:span text:style-name="T98">Scientific Research and Big Data</text:span><text:span text:style-name="T97"> – </text:span><text:a xlink:type="simple" xlink:href="https://plato.stanford.edu/entries/science-big-data/https://plato.stanford.edu/entries/science-big-data/" text:style-name="Internet_20_link" text:visited-style-name="Visited_20_Internet_20_Link"><text:span text:style-name="T99">https://plato.stanford.edu/entries/science-big-data/</text:span></text:a></text:p>
      <text:p text:style-name="P64"><text:span text:style-name="T100">[2] </text:span><text:span text:style-name="T101">Mayer-Schönberger, Victor and Kenneth Cukier, 2013, </text:span><text:span text:style-name="T102">Big Data: A Revolution that Will Transform How We Live, Work, and Think </text:span><text:span text:style-name="T101">– </text:span><text:a xlink:type="simple" xlink:href="https://youtu.be/bYS_4CWu3y8" text:style-name="Internet_20_link" text:visited-style-name="Visited_20_Internet_20_Link"><text:span text:style-name="T101">https://youtu.be/bYS_4CWu3y8</text:span></text:a></text:p>
      <text:p text:style-name="P65"><text:span text:style-name="T100">[3] </text:span><text:span text:style-name="T101">Khaled Gubran Al-Hashedi, Pritheega Magalingam. </text:span><text:span text:style-name="T102">Financial fraud detection applying data mining techniques: A comprehensive review from 2009 to 2019</text:span><text:span text:style-name="T101"> – </text:span><text:a xlink:type="simple" xlink:href="https://doi.org/10.1016/j.cosrev.2021.100402" text:style-name="Internet_20_link" text:visited-style-name="Visited_20_Internet_20_Link"><text:span text:style-name="T101">https://doi.org/10.1016/j.cosrev.2021.100402</text:span></text:a></text:p>
      <text:p text:style-name="P66"><text:span text:style-name="T103">[4] </text:span>He, Y., &amp; Liu, Y. (2020). <text:span text:style-name="T23">Data-driven Decision Making and Business Model Innovation in the Digital Economy</text:span></text:p>
      <text:p text:style-name="P67"><text:span text:style-name="T100">[5] </text:span><text:span text:style-name="T101">Facebook Research. </text:span><text:span text:style-name="T102">Data warehousing and analytics infrastructure at Facebook (2019). </text:span><text:a xlink:type="simple" xlink:href="https://research.facebook.com/publications/data-warehousing-and-analytics-infrastructure-at-facebook/" text:style-name="Internet_20_link" text:visited-style-name="Visited_20_Internet_20_Link"><text:span text:style-name="T104">https://research.facebook.com/publications/data-warehousing-and-analytics-infrastructure-at-facebook/</text:span></text:a></text:p>
      <text:p text:style-name="P68"><text:span text:style-name="T100">[6] </text:span><text:span text:style-name="T105">Forbes. </text:span><text:span text:style-name="T102">Predicting The Future Of Demand: How Amazon Is Reinventing Forecasting With Machine Learning </text:span><text:span text:style-name="T105">(</text:span><text:span text:style-name="T101">2022</text:span><text:span text:style-name="T105">)</text:span><text:span text:style-name="T101"> – </text:span><text:soft-page-break/><text:a xlink:type="simple" xlink:href="https://www.forbes.com/sites/amazonwebservices/2021/12/03/predicting-the-future-of-demand-how-amazon-is-reinventing-forecasting-with-machine-learning/" text:style-name="Internet_20_link" text:visited-style-name="Visited_20_Internet_20_Link"><text:span text:style-name="T101">https://www.forbes.com/sites/amazonwebservices/2021/12/03/predicting-the-future-of-demand-how-amazon-is-reinventing-forecasting-with-machine-learning/</text:span></text:a></text:p>
      <text:p text:style-name="P68"><text:span text:style-name="T100">[</text:span><text:span text:style-name="T106">7</text:span><text:span text:style-name="T100">] </text:span><text:span text:style-name="T105">MarketingScopp.</text:span><text:span text:style-name="T107"> </text:span><text:span text:style-name="T102">Uncovering Amazon‘s Big Data Secrets: How the E-Commerce Giant Leverages Data to Dominate Retail</text:span><text:span text:style-name="T101"> </text:span><text:span text:style-name="T108">(2024) - </text:span><text:a xlink:type="simple" xlink:href="https://www.marketingscoop.com/consumer/how-does-amazon-use-big-data/" text:style-name="Internet_20_link" text:visited-style-name="Visited_20_Internet_20_Link"><text:span text:style-name="T101">https://www.marketingscoop.com/consumer/how-does-amazon-use-big-data/</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style:font-face style:name="arial" svg:font-family="arial"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1040936" officeooo:paragraph-rsid="01040936"/>
    </style:style>
    <style:style style:name="MP2" style:family="paragraph" style:parent-style-name="Header">
      <style:paragraph-properties fo:text-align="end" style:justify-single-word="false"/>
      <style:text-properties officeooo:rsid="006b57c0" officeooo:paragraph-rsid="006b57c0"/>
    </style:style>
    <style:style style:name="MP3" style:family="paragraph" style:parent-style-name="Header">
      <style:paragraph-properties fo:text-align="end" style:justify-single-word="false"/>
    </style:style>
    <style:style style:name="MP4" style:family="paragraph" style:parent-style-name="Footer">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draw:frame draw:style-name="Mfr1" draw:name="Image2" text:anchor-type="char" svg:x="5.0929in" svg:y="-0.4898in" svg:width="1.7398in" svg:height="0.7398in" draw:z-index="13"><draw:image xlink:href="Pictures/10000000000000A700000047731F29FF.png" xlink:type="simple" xlink:show="embed" xlink:actuate="onLoad" draw:mime-type="image/png"/></draw:frame></text:p>
      </style:header>
      <style:header-first>
        <text:p text:style-name="MP2"/>
        <text:p text:style-name="MP2"/>
        <text:p text:style-name="MP3"><draw:frame draw:style-name="Mfr1" draw:name="Image3" text:anchor-type="char" svg:x="5.0929in" svg:y="-0.4898in" svg:width="1.7398in" svg:height="0.7398in" draw:z-index="14"><draw:image xlink:href="Pictures/10000000000000A700000047731F29FF.png" xlink:type="simple" xlink:show="embed" xlink:actuate="onLoad" draw:mime-type="image/png"/></draw:frame></text:p>
      </style:header-first>
      <style:footer>
        <text:p text:style-name="MP4"><text:tab/><text:page-number text:select-page="current">15</text:page-number> <text:span text:style-name="MT1">de </text:span><text:span text:style-name="MT1"><text:page-count>15</text:page-count></text:span><text:span text:style-name="MT1"><text:tab/></text:span></text:p>
      </style:footer>
      <style:footer-first>
        <text:p text:style-name="MP4"><text:tab/><text:page-number text:select-page="current">1</text:page-number> <text:span text:style-name="MT1">de </text:span><text:span text:style-name="MT1"><text:page-count>15</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4-12-21T13:57:29.526823939</dc:date>
    <meta:editing-duration>P1DT9H10M59S</meta:editing-duration>
    <meta:editing-cycles>724</meta:editing-cycles>
    <meta:generator>LibreOffice/24.8.4.2$MacOSX_AARCH64 LibreOffice_project/bb3cfa12c7b1bf994ecc5649a80400d06cd71002</meta:generator>
    <meta:print-date>2024-12-21T13:56:02.128392632</meta:print-date>
    <meta:printed-by>PDF files</meta:printed-by>
    <meta:document-statistic meta:table-count="0" meta:image-count="2" meta:object-count="0" meta:page-count="15" meta:paragraph-count="85" meta:word-count="2736" meta:character-count="18373" meta:non-whitespace-character-count="15739"/>
  </office:meta>
</office:document-meta>
</file>